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2"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3"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4"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5"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29"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30"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6"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47"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48"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49"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0"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1"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2"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3"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4"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5"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6"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57"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58" style:family="paragraph" style:parent-style-name="Standard">
      <style:paragraph-properties fo:line-height="150%"/>
      <style:text-properties fo:language="en" fo:country="GB" officeooo:rsid="00f12ba4" officeooo:paragraph-rsid="00f46339"/>
    </style:style>
    <style:style style:name="P59" style:family="paragraph" style:parent-style-name="Standard">
      <style:paragraph-properties fo:line-height="150%"/>
      <style:text-properties fo:language="en" fo:country="GB" officeooo:rsid="00f12ba4" officeooo:paragraph-rsid="00f1641f"/>
    </style:style>
    <style:style style:name="P60" style:family="paragraph" style:parent-style-name="Standard">
      <style:paragraph-properties fo:line-height="150%"/>
      <style:text-properties fo:language="en" fo:country="GB" officeooo:rsid="00f12ba4" officeooo:paragraph-rsid="00f93cc0"/>
    </style:style>
    <style:style style:name="P61" style:family="paragraph" style:parent-style-name="Standard">
      <style:paragraph-properties fo:line-height="150%"/>
      <style:text-properties fo:language="en" fo:country="GB" officeooo:rsid="00f12ba4" officeooo:paragraph-rsid="014186ea"/>
    </style:style>
    <style:style style:name="P62" style:family="paragraph" style:parent-style-name="Standard">
      <style:paragraph-properties fo:line-height="150%"/>
      <style:text-properties fo:language="en" fo:country="GB" officeooo:rsid="00f12ba4" officeooo:paragraph-rsid="014209d1"/>
    </style:style>
    <style:style style:name="P63" style:family="paragraph" style:parent-style-name="Standard">
      <style:paragraph-properties fo:line-height="150%"/>
      <style:text-properties fo:language="en" fo:country="GB" officeooo:rsid="00f12ba4" officeooo:paragraph-rsid="0144c48d"/>
    </style:style>
    <style:style style:name="P64" style:family="paragraph" style:parent-style-name="Standard">
      <style:paragraph-properties fo:line-height="150%"/>
      <style:text-properties fo:language="en" fo:country="GB" officeooo:rsid="00e12725" officeooo:paragraph-rsid="00f93cc0"/>
    </style:style>
    <style:style style:name="P65"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66"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67"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68"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69"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70"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71"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72"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73" style:family="paragraph" style:parent-style-name="Standard">
      <style:paragraph-properties fo:line-height="150%"/>
      <style:text-properties fo:language="en" fo:country="GB" style:text-underline-style="none" fo:font-weight="normal" officeooo:rsid="0070bcbd" officeooo:paragraph-rsid="0070bcbd" style:font-weight-asian="normal" style:font-weight-complex="normal"/>
    </style:style>
    <style:style style:name="P74"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85" style:family="paragraph" style:parent-style-name="Standard">
      <style:paragraph-properties fo:line-height="150%"/>
      <style:text-properties fo:language="en" fo:country="GB" officeooo:rsid="00aaff81" officeooo:paragraph-rsid="00aaff81"/>
    </style:style>
    <style:style style:name="P86" style:family="paragraph" style:parent-style-name="Standard">
      <style:paragraph-properties fo:line-height="150%"/>
      <style:text-properties fo:language="en" fo:country="GB" officeooo:paragraph-rsid="000dff91"/>
    </style:style>
    <style:style style:name="P87"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88"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89"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90"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91"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92" style:family="paragraph" style:parent-style-name="Standard">
      <style:paragraph-properties fo:line-height="150%"/>
      <style:text-properties fo:language="en" fo:country="GB" officeooo:rsid="0066d464" officeooo:paragraph-rsid="00ce8106"/>
    </style:style>
    <style:style style:name="P93" style:family="paragraph" style:parent-style-name="Standard">
      <style:paragraph-properties fo:line-height="150%"/>
      <style:text-properties fo:language="en" fo:country="GB" officeooo:rsid="0066d464" officeooo:paragraph-rsid="00cd02d8"/>
    </style:style>
    <style:style style:name="P94"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95"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96"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97"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98"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99" style:family="paragraph" style:parent-style-name="Standard">
      <style:paragraph-properties fo:line-height="150%"/>
      <style:text-properties fo:language="en" fo:country="GB" officeooo:rsid="01286caa" officeooo:paragraph-rsid="01517766"/>
    </style:style>
    <style:style style:name="P100" style:family="paragraph" style:parent-style-name="Standard">
      <style:paragraph-properties fo:line-height="150%"/>
      <style:text-properties fo:language="en" fo:country="GB" officeooo:rsid="00c3f01a" officeooo:paragraph-rsid="0151b84a"/>
    </style:style>
    <style:style style:name="P101" style:family="paragraph" style:parent-style-name="Standard">
      <style:paragraph-properties fo:line-height="150%"/>
      <style:text-properties fo:language="en" fo:country="GB" officeooo:rsid="001d2bc2" officeooo:paragraph-rsid="00b59934"/>
    </style:style>
    <style:style style:name="P102" style:family="paragraph" style:parent-style-name="Standard">
      <style:paragraph-properties fo:line-height="150%"/>
      <style:text-properties officeooo:rsid="0011aa96" officeooo:paragraph-rsid="000dff91"/>
    </style:style>
    <style:style style:name="P103" style:family="paragraph" style:parent-style-name="Standard">
      <style:paragraph-properties fo:line-height="150%"/>
      <style:text-properties officeooo:rsid="0011aa96" officeooo:paragraph-rsid="013289e1"/>
    </style:style>
    <style:style style:name="P104" style:family="paragraph" style:parent-style-name="Standard">
      <style:paragraph-properties fo:line-height="150%"/>
      <style:text-properties fo:font-weight="bold" officeooo:rsid="00cf1a16" officeooo:paragraph-rsid="00cf1a16" style:font-weight-asian="bold" style:font-weight-complex="bold"/>
    </style:style>
    <style:style style:name="P105" style:family="paragraph" style:parent-style-name="Standard">
      <style:paragraph-properties fo:line-height="150%"/>
      <style:text-properties officeooo:rsid="0030faf5" officeooo:paragraph-rsid="00cf1a16"/>
    </style:style>
    <style:style style:name="P106" style:family="paragraph" style:parent-style-name="Standard">
      <style:paragraph-properties fo:line-height="150%"/>
      <style:text-properties officeooo:rsid="0030faf5" officeooo:paragraph-rsid="00dbccfc"/>
    </style:style>
    <style:style style:name="P107" style:family="paragraph" style:parent-style-name="Standard">
      <style:paragraph-properties fo:line-height="150%"/>
      <style:text-properties officeooo:rsid="0030faf5" officeooo:paragraph-rsid="00ce8106"/>
    </style:style>
    <style:style style:name="P108" style:family="paragraph" style:parent-style-name="Standard">
      <style:paragraph-properties fo:line-height="150%"/>
      <style:text-properties officeooo:rsid="0030faf5" officeooo:paragraph-rsid="00d19f3c"/>
    </style:style>
    <style:style style:name="P109" style:family="paragraph" style:parent-style-name="Standard">
      <style:paragraph-properties fo:line-height="150%"/>
    </style:style>
    <style:style style:name="P110" style:family="paragraph" style:parent-style-name="Standard">
      <style:paragraph-properties fo:line-height="150%"/>
      <style:text-properties officeooo:paragraph-rsid="006c67b4"/>
    </style:style>
    <style:style style:name="P111" style:family="paragraph" style:parent-style-name="Standard">
      <style:paragraph-properties fo:line-height="150%"/>
      <style:text-properties officeooo:paragraph-rsid="0116f50a"/>
    </style:style>
    <style:style style:name="P112" style:family="paragraph" style:parent-style-name="Standard">
      <style:paragraph-properties fo:line-height="150%"/>
      <style:text-properties fo:font-weight="normal" officeooo:rsid="001eaf84" officeooo:paragraph-rsid="010a0a80" style:font-weight-asian="normal" style:font-weight-complex="normal"/>
    </style:style>
    <style:style style:name="P113" style:family="paragraph" style:parent-style-name="Standard">
      <style:paragraph-properties fo:line-height="150%"/>
      <style:text-properties officeooo:rsid="00103b02" officeooo:paragraph-rsid="013289e1"/>
    </style:style>
    <style:style style:name="P114" style:family="paragraph" style:parent-style-name="Standard">
      <style:paragraph-properties fo:line-height="150%"/>
      <style:text-properties officeooo:rsid="00103b02" officeooo:paragraph-rsid="01336a3e"/>
    </style:style>
    <style:style style:name="P115" style:family="paragraph" style:parent-style-name="Standard">
      <style:paragraph-properties fo:line-height="150%"/>
      <style:text-properties officeooo:rsid="0176190d" officeooo:paragraph-rsid="0176190d"/>
    </style:style>
    <style:style style:name="P116" style:family="paragraph" style:parent-style-name="Footnote">
      <style:text-properties officeooo:paragraph-rsid="0010f645"/>
    </style:style>
    <style:style style:name="P117" style:family="paragraph" style:parent-style-name="Footnote">
      <style:paragraph-properties>
        <style:tab-stops>
          <style:tab-stop style:position="2.489cm"/>
        </style:tab-stops>
      </style:paragraph-properties>
      <style:text-properties officeooo:paragraph-rsid="001995f2"/>
    </style:style>
    <style:style style:name="P118" style:family="paragraph" style:parent-style-name="Footnote">
      <style:text-properties style:font-name="Times New Roman" fo:font-size="10pt" style:font-size-asian="10pt" style:font-size-complex="10pt"/>
    </style:style>
    <style:style style:name="P119" style:family="paragraph" style:parent-style-name="Footnote">
      <style:text-properties style:font-name="Times New Roman" fo:font-size="10pt" officeooo:paragraph-rsid="00968faf" style:font-size-asian="10pt" style:font-size-complex="10pt"/>
    </style:style>
    <style:style style:name="P120" style:family="paragraph" style:parent-style-name="Footnote">
      <style:text-properties style:font-name="Times New Roman" fo:font-size="10pt" officeooo:paragraph-rsid="00d48a86" style:font-size-asian="10pt" style:font-size-complex="10pt"/>
    </style:style>
    <style:style style:name="P121" style:family="paragraph" style:parent-style-name="Footnote">
      <style:text-properties style:font-name="Times New Roman" fo:font-size="10pt" officeooo:paragraph-rsid="00dbb4c2" style:font-size-asian="10pt" style:font-size-complex="10pt"/>
    </style:style>
    <style:style style:name="P122" style:family="paragraph" style:parent-style-name="Footnote">
      <style:text-properties style:font-name="Times New Roman" fo:font-size="10pt" officeooo:paragraph-rsid="012e58b0" style:font-size-asian="10pt" style:font-size-complex="10pt"/>
    </style:style>
    <style:style style:name="P123" style:family="paragraph" style:parent-style-name="Footnote">
      <style:text-properties style:font-name="Times New Roman" fo:font-size="10pt" officeooo:paragraph-rsid="014f7461" style:font-size-asian="10pt" style:font-size-complex="10pt"/>
    </style:style>
    <style:style style:name="P124" style:family="paragraph" style:parent-style-name="Footnote">
      <style:text-properties officeooo:rsid="00216296" officeooo:paragraph-rsid="00216296"/>
    </style:style>
    <style:style style:name="P125" style:family="paragraph" style:parent-style-name="Footnote">
      <style:text-properties officeooo:rsid="002766b2" officeooo:paragraph-rsid="002766b2"/>
    </style:style>
    <style:style style:name="P126" style:family="paragraph" style:parent-style-name="Footnote">
      <style:text-properties officeooo:rsid="002766b2" officeooo:paragraph-rsid="011899ad"/>
    </style:style>
    <style:style style:name="P127" style:family="paragraph" style:parent-style-name="Footnote">
      <style:text-properties officeooo:rsid="002b212d" officeooo:paragraph-rsid="002b212d"/>
    </style:style>
    <style:style style:name="P128" style:family="paragraph" style:parent-style-name="Footnote">
      <style:text-properties officeooo:rsid="002b212d" officeooo:paragraph-rsid="01083068"/>
    </style:style>
    <style:style style:name="P129" style:family="paragraph" style:parent-style-name="Footnote">
      <style:text-properties officeooo:rsid="00151371" officeooo:paragraph-rsid="002b212d"/>
    </style:style>
    <style:style style:name="P130" style:family="paragraph" style:parent-style-name="Footnote">
      <style:text-properties officeooo:rsid="002b312c" officeooo:paragraph-rsid="002b312c"/>
    </style:style>
    <style:style style:name="P131" style:family="paragraph" style:parent-style-name="Footnote">
      <style:text-properties officeooo:paragraph-rsid="003417e7"/>
    </style:style>
    <style:style style:name="P132" style:family="paragraph" style:parent-style-name="Footnote">
      <style:text-properties officeooo:rsid="00345956" officeooo:paragraph-rsid="00345956"/>
    </style:style>
    <style:style style:name="P133" style:family="paragraph" style:parent-style-name="Footnote">
      <style:text-properties officeooo:rsid="004ec4f8" officeooo:paragraph-rsid="004ec4f8"/>
    </style:style>
    <style:style style:name="P134" style:family="paragraph" style:parent-style-name="Footnote">
      <style:text-properties officeooo:rsid="0043e0dd" officeooo:paragraph-rsid="0043e0dd"/>
    </style:style>
    <style:style style:name="P135" style:family="paragraph" style:parent-style-name="Footnote">
      <style:text-properties officeooo:rsid="00725f36" officeooo:paragraph-rsid="00725f36"/>
    </style:style>
    <style:style style:name="P136" style:family="paragraph" style:parent-style-name="Footnote">
      <style:text-properties officeooo:rsid="00996640" officeooo:paragraph-rsid="00996640"/>
    </style:style>
    <style:style style:name="P137" style:family="paragraph" style:parent-style-name="Footnote">
      <style:text-properties fo:color="#000000"/>
    </style:style>
    <style:style style:name="P138" style:family="paragraph" style:parent-style-name="Footnote">
      <style:text-properties fo:color="#000000" fo:font-style="normal" officeooo:rsid="0043e0dd" officeooo:paragraph-rsid="0099d07d" style:font-style-asian="normal"/>
    </style:style>
    <style:style style:name="P139" style:family="paragraph" style:parent-style-name="Footnote">
      <style:text-properties fo:color="#000000" style:font-name="Times New Roman" fo:font-size="10pt" style:font-size-asian="10pt" style:font-size-complex="10pt"/>
    </style:style>
    <style:style style:name="P140" style:family="paragraph" style:parent-style-name="Footnote">
      <style:text-properties officeooo:rsid="009c3d1b" officeooo:paragraph-rsid="009c3d1b"/>
    </style:style>
    <style:style style:name="P141" style:family="paragraph" style:parent-style-name="Footnote">
      <style:text-properties officeooo:paragraph-rsid="00b61c05"/>
    </style:style>
    <style:style style:name="P142" style:family="paragraph" style:parent-style-name="Footnote">
      <style:text-properties officeooo:paragraph-rsid="00b91fa8"/>
    </style:style>
    <style:style style:name="P143" style:family="paragraph" style:parent-style-name="Footnote">
      <style:text-properties officeooo:rsid="0027d939" officeooo:paragraph-rsid="0027d939"/>
    </style:style>
    <style:style style:name="P144" style:family="paragraph" style:parent-style-name="Footnote">
      <style:text-properties officeooo:rsid="002c9c8a" officeooo:paragraph-rsid="002c9c8a"/>
    </style:style>
    <style:style style:name="P145" style:family="paragraph" style:parent-style-name="Footnote">
      <style:text-properties officeooo:rsid="00cadd8c" officeooo:paragraph-rsid="00cadd8c"/>
    </style:style>
    <style:style style:name="P146" style:family="paragraph" style:parent-style-name="Footnote">
      <style:text-properties officeooo:rsid="00cafe73" officeooo:paragraph-rsid="00cafe73"/>
    </style:style>
    <style:style style:name="P147" style:family="paragraph" style:parent-style-name="Footnote">
      <style:text-properties officeooo:rsid="00cafe73" officeooo:paragraph-rsid="01336a3e"/>
    </style:style>
    <style:style style:name="P148" style:family="paragraph" style:parent-style-name="Footnote">
      <style:text-properties fo:color="#800000" officeooo:rsid="00d48a86" officeooo:paragraph-rsid="00d48a86"/>
    </style:style>
    <style:style style:name="P149" style:family="paragraph" style:parent-style-name="Footnote">
      <style:text-properties officeooo:paragraph-rsid="00dbb4c2"/>
    </style:style>
    <style:style style:name="P150" style:family="paragraph" style:parent-style-name="Footnote">
      <style:text-properties officeooo:paragraph-rsid="00dbccfc"/>
    </style:style>
    <style:style style:name="P151" style:family="paragraph" style:parent-style-name="Footnote">
      <style:text-properties officeooo:rsid="00cc5659" officeooo:paragraph-rsid="00cc5659"/>
    </style:style>
    <style:style style:name="P152" style:family="paragraph" style:parent-style-name="Footnote">
      <style:text-properties officeooo:rsid="00e289d5" officeooo:paragraph-rsid="00e289d5"/>
    </style:style>
    <style:style style:name="P153" style:family="paragraph" style:parent-style-name="Footnote">
      <style:text-properties officeooo:paragraph-rsid="00ed5da2"/>
    </style:style>
    <style:style style:name="P154" style:family="paragraph" style:parent-style-name="Footnote">
      <style:text-properties officeooo:rsid="00fe6d34" officeooo:paragraph-rsid="00fe6d34"/>
    </style:style>
    <style:style style:name="P155" style:family="paragraph" style:parent-style-name="Footnote">
      <style:text-properties officeooo:paragraph-rsid="01000481"/>
    </style:style>
    <style:style style:name="P156" style:family="paragraph" style:parent-style-name="Footnote">
      <style:text-properties officeooo:paragraph-rsid="01012eac"/>
    </style:style>
    <style:style style:name="P157" style:family="paragraph" style:parent-style-name="Footnote">
      <style:text-properties officeooo:rsid="01012eac" officeooo:paragraph-rsid="01012eac"/>
    </style:style>
    <style:style style:name="P158" style:family="paragraph" style:parent-style-name="Footnote">
      <style:text-properties officeooo:rsid="006ec92d" officeooo:paragraph-rsid="006ec92d"/>
    </style:style>
    <style:style style:name="P159" style:family="paragraph" style:parent-style-name="Footnote">
      <style:text-properties officeooo:rsid="00361f25" officeooo:paragraph-rsid="00361f25"/>
    </style:style>
    <style:style style:name="P160" style:family="paragraph" style:parent-style-name="Footnote">
      <style:text-properties officeooo:rsid="010571ef" officeooo:paragraph-rsid="010571ef"/>
    </style:style>
    <style:style style:name="P161" style:family="paragraph" style:parent-style-name="Footnote">
      <style:text-properties officeooo:paragraph-rsid="010bba44"/>
    </style:style>
    <style:style style:name="P162" style:family="paragraph" style:parent-style-name="Footnote">
      <style:text-properties officeooo:rsid="010d3ce6" officeooo:paragraph-rsid="010d3ce6"/>
    </style:style>
    <style:style style:name="P163" style:family="paragraph" style:parent-style-name="Footnote">
      <style:text-properties officeooo:rsid="010f814e" officeooo:paragraph-rsid="010f814e"/>
    </style:style>
    <style:style style:name="P164" style:family="paragraph" style:parent-style-name="Footnote">
      <style:text-properties officeooo:paragraph-rsid="008d9bc9"/>
    </style:style>
    <style:style style:name="P165" style:family="paragraph" style:parent-style-name="Footnote">
      <style:text-properties officeooo:paragraph-rsid="0088a4ed"/>
    </style:style>
    <style:style style:name="P166" style:family="paragraph" style:parent-style-name="Footnote">
      <style:text-properties officeooo:rsid="011373b0" officeooo:paragraph-rsid="011373b0"/>
    </style:style>
    <style:style style:name="P167" style:family="paragraph" style:parent-style-name="Footnote">
      <style:text-properties officeooo:rsid="011e61e7" officeooo:paragraph-rsid="011e61e7"/>
    </style:style>
    <style:style style:name="P168" style:family="paragraph" style:parent-style-name="Footnote">
      <style:text-properties officeooo:rsid="01238cd4" officeooo:paragraph-rsid="01238cd4"/>
    </style:style>
    <style:style style:name="P169" style:family="paragraph" style:parent-style-name="Footnote">
      <style:text-properties officeooo:rsid="00103b02" officeooo:paragraph-rsid="00103b02"/>
    </style:style>
    <style:style style:name="P170" style:family="paragraph" style:parent-style-name="Footnote">
      <style:text-properties officeooo:rsid="01083068" officeooo:paragraph-rsid="01083068"/>
    </style:style>
    <style:style style:name="P171" style:family="paragraph" style:parent-style-name="Footnote">
      <style:text-properties officeooo:rsid="0011e73a" officeooo:paragraph-rsid="0011e73a"/>
    </style:style>
    <style:style style:name="P172" style:family="paragraph" style:parent-style-name="Footnote">
      <style:text-properties officeooo:rsid="0011aa96" officeooo:paragraph-rsid="0011aa96"/>
    </style:style>
    <style:style style:name="P173" style:family="paragraph" style:parent-style-name="Footnote">
      <style:text-properties fo:font-size="10pt" style:font-size-asian="10pt" style:font-size-complex="10pt"/>
    </style:style>
    <style:style style:name="P174" style:family="paragraph" style:parent-style-name="Footnote">
      <style:text-properties officeooo:paragraph-rsid="0166f271"/>
    </style:style>
    <style:style style:name="P175" style:family="paragraph" style:parent-style-name="Footnote">
      <style:text-properties officeooo:rsid="0176190d" officeooo:paragraph-rsid="0176190d"/>
    </style:style>
    <style:style style:name="P176" style:family="paragraph" style:parent-style-name="Footnote">
      <style:text-properties officeooo:rsid="017d57ce" officeooo:paragraph-rsid="017d57ce"/>
    </style:style>
    <style:style style:name="P177" style:family="paragraph" style:parent-style-name="Text_20_body">
      <style:text-properties officeooo:rsid="0178114a" officeooo:paragraph-rsid="017eac56"/>
    </style:style>
    <style:style style:name="P178" style:family="paragraph" style:parent-style-name="Text_20_body">
      <style:text-properties officeooo:rsid="0178114a" officeooo:paragraph-rsid="0180a935"/>
    </style:style>
    <style:style style:name="P179" style:family="paragraph" style:parent-style-name="Text_20_body">
      <style:text-properties officeooo:rsid="01795d88" officeooo:paragraph-rsid="0179cb63"/>
    </style:style>
    <style:style style:name="P180" style:family="paragraph" style:parent-style-name="Text_20_body">
      <style:text-properties officeooo:rsid="017423b4" officeooo:paragraph-rsid="017c483e"/>
    </style:style>
    <style:style style:name="P181" style:family="paragraph" style:parent-style-name="Text_20_body">
      <style:text-properties officeooo:rsid="017423b4" officeooo:paragraph-rsid="01843bd5"/>
    </style:style>
    <style:style style:name="P182" style:family="paragraph" style:parent-style-name="Text_20_body">
      <style:text-properties officeooo:rsid="0179cb63" officeooo:paragraph-rsid="0179cb63"/>
    </style:style>
    <style:style style:name="P183" style:family="paragraph" style:parent-style-name="Text_20_body">
      <style:text-properties officeooo:rsid="0181c4ad" officeooo:paragraph-rsid="0181dd38"/>
    </style:style>
    <style:style style:name="P184" style:family="paragraph" style:parent-style-name="Text_20_body">
      <style:text-properties officeooo:rsid="0184da84" officeooo:paragraph-rsid="0184da84"/>
    </style:style>
    <style:style style:name="P185" style:family="paragraph" style:parent-style-name="Heading_20_1">
      <style:text-properties officeooo:rsid="0178114a" officeooo:paragraph-rsid="0178114a"/>
    </style:style>
    <style:style style:name="P186" style:family="paragraph" style:parent-style-name="Heading_20_1">
      <style:text-properties officeooo:rsid="0172d16f" officeooo:paragraph-rsid="0172d16f"/>
    </style:style>
    <style:style style:name="P187" style:family="paragraph" style:parent-style-name="Footnote">
      <style:text-properties style:font-name="Times New Roman" fo:font-size="10pt" style:font-size-asian="10pt" style:font-size-complex="10pt"/>
    </style:style>
    <style:style style:name="P188" style:family="paragraph" style:parent-style-name="Footnote">
      <style:text-properties officeooo:paragraph-rsid="0061d9a7"/>
    </style:style>
    <style:style style:name="P189" style:family="paragraph" style:parent-style-name="Heading_20_2">
      <style:text-properties fo:font-style="normal" officeooo:rsid="017423b4" officeooo:paragraph-rsid="017423b4" style:font-style-asian="normal" style:font-style-complex="normal"/>
    </style:style>
    <style:style style:name="P190" style:family="paragraph" style:parent-style-name="Heading_20_3">
      <style:text-properties officeooo:rsid="0192a3bc" officeooo:paragraph-rsid="0192a3bc"/>
    </style:style>
    <style:style style:name="P191" style:family="paragraph" style:parent-style-name="Standard" style:master-page-name="Standard">
      <style:paragraph-properties fo:line-height="150%" style:page-number="auto"/>
      <style:text-properties fo:language="en" fo:country="GB" officeooo:paragraph-rsid="000dff91"/>
    </style:style>
    <style:style style:name="P192" style:family="paragraph" style:parent-style-name="Standard">
      <style:paragraph-properties fo:line-height="200%"/>
      <style:text-properties officeooo:rsid="001d54b7" officeooo:paragraph-rsid="01a1f9db"/>
    </style:style>
    <style:style style:name="P193"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194"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195"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1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italic" style:font-style-asian="italic"/>
    </style:style>
    <style:style style:name="T116" style:family="text">
      <style:text-properties fo:color="#000000" fo:font-style="italic" style:font-style-asian="italic" style:font-style-complex="italic"/>
    </style:style>
    <style:style style:name="T117" style:family="text">
      <style:text-properties fo:color="#000000" officeooo:rsid="001f07e3"/>
    </style:style>
    <style:style style:name="T118" style:family="text">
      <style:text-properties fo:color="#000000" officeooo:rsid="0024432b"/>
    </style:style>
    <style:style style:name="T119" style:family="text">
      <style:text-properties fo:color="#000000" officeooo:rsid="003b132d"/>
    </style:style>
    <style:style style:name="T120" style:family="text">
      <style:text-properties fo:color="#000000" officeooo:rsid="006d0305"/>
    </style:style>
    <style:style style:name="T121" style:family="text">
      <style:text-properties fo:color="#000000" officeooo:rsid="0095ce31"/>
    </style:style>
    <style:style style:name="T122" style:family="text">
      <style:text-properties fo:color="#000000" style:font-name="Helvetica" fo:font-size="12pt" style:font-size-asian="12pt"/>
    </style:style>
    <style:style style:name="T123" style:family="text">
      <style:text-properties fo:color="#000000" style:font-name="Helvetica" fo:font-size="12pt" fo:font-style="italic" style:font-size-asian="12pt" style:font-style-asian="italic"/>
    </style:style>
    <style:style style:name="T124" style:family="text">
      <style:text-properties fo:color="#000000" style:font-name="Helvetica" fo:font-size="12pt" fo:font-style="normal" style:font-size-asian="12pt" style:font-style-asian="normal"/>
    </style:style>
    <style:style style:name="T125" style:family="text">
      <style:text-properties fo:color="#000000" fo:font-size="12pt" style:font-size-asian="12pt"/>
    </style:style>
    <style:style style:name="T126" style:family="text">
      <style:text-properties fo:color="#000000" fo:font-size="12pt" fo:font-style="italic" style:font-size-asian="12pt" style:font-style-asian="italic"/>
    </style:style>
    <style:style style:name="T127" style:family="text">
      <style:text-properties fo:color="#000000" fo:font-size="12pt" fo:font-style="normal" style:font-size-asian="12pt" style:font-style-asian="normal"/>
    </style:style>
    <style:style style:name="T128" style:family="text">
      <style:text-properties officeooo:rsid="001bf0a8"/>
    </style:style>
    <style:style style:name="T129" style:family="text">
      <style:text-properties officeooo:rsid="001c609e"/>
    </style:style>
    <style:style style:name="T130" style:family="text">
      <style:text-properties officeooo:rsid="00216296"/>
    </style:style>
    <style:style style:name="T131" style:family="text">
      <style:text-properties officeooo:rsid="0024432b"/>
    </style:style>
    <style:style style:name="T132"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33"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34" style:family="text">
      <style:text-properties officeooo:rsid="00273ed0"/>
    </style:style>
    <style:style style:name="T135" style:family="text">
      <style:text-properties officeooo:rsid="0027a114"/>
    </style:style>
    <style:style style:name="T136" style:family="text">
      <style:text-properties officeooo:rsid="002b0413"/>
    </style:style>
    <style:style style:name="T137" style:family="text">
      <style:text-properties officeooo:rsid="002b212d"/>
    </style:style>
    <style:style style:name="T138" style:family="text">
      <style:text-properties officeooo:rsid="015a9121"/>
    </style:style>
    <style:style style:name="T139" style:family="text">
      <style:text-properties officeooo:rsid="002f1e63"/>
    </style:style>
    <style:style style:name="T140" style:family="text">
      <style:text-properties officeooo:rsid="0030faf5"/>
    </style:style>
    <style:style style:name="T141" style:family="text">
      <style:text-properties officeooo:rsid="003796a5"/>
    </style:style>
    <style:style style:name="T142" style:family="text">
      <style:text-properties officeooo:rsid="004011bb"/>
    </style:style>
    <style:style style:name="T143" style:family="text">
      <style:text-properties style:text-underline-style="none"/>
    </style:style>
    <style:style style:name="T144" style:family="text">
      <style:text-properties style:text-underline-style="none" officeooo:rsid="007101e1"/>
    </style:style>
    <style:style style:name="T145" style:family="text">
      <style:text-properties style:text-underline-style="none" fo:font-weight="normal" style:font-weight-asian="normal" style:font-weight-complex="normal"/>
    </style:style>
    <style:style style:name="T146" style:family="text">
      <style:text-properties style:text-underline-style="none" fo:font-weight="normal" officeooo:rsid="00e21e7f" style:font-weight-asian="normal" style:font-weight-complex="normal"/>
    </style:style>
    <style:style style:name="T147" style:family="text">
      <style:text-properties style:text-underline-style="none" fo:font-weight="normal" officeooo:rsid="00e289d5" style:font-weight-asian="normal" style:font-weight-complex="normal"/>
    </style:style>
    <style:style style:name="T148" style:family="text">
      <style:text-properties style:text-underline-style="none" fo:font-weight="normal" officeooo:rsid="00e78cf2" style:font-weight-asian="normal" style:font-weight-complex="normal"/>
    </style:style>
    <style:style style:name="T149" style:family="text">
      <style:text-properties style:text-underline-style="none" fo:font-weight="normal" officeooo:rsid="00e951c8" style:font-weight-asian="normal" style:font-weight-complex="normal"/>
    </style:style>
    <style:style style:name="T150" style:family="text">
      <style:text-properties style:text-underline-style="none" fo:font-weight="normal" officeooo:rsid="00ea4a5b" style:font-weight-asian="normal" style:font-weight-complex="normal"/>
    </style:style>
    <style:style style:name="T151" style:family="text">
      <style:text-properties style:text-underline-style="none" fo:font-weight="normal" officeooo:rsid="00eb15a0" style:font-weight-asian="normal" style:font-weight-complex="normal"/>
    </style:style>
    <style:style style:name="T152" style:family="text">
      <style:text-properties style:text-underline-style="none" fo:font-weight="normal" officeooo:rsid="00ec927f" style:font-weight-asian="normal" style:font-weight-complex="normal"/>
    </style:style>
    <style:style style:name="T153" style:family="text">
      <style:text-properties style:text-underline-style="none" fo:font-weight="normal" officeooo:rsid="00ed5da2" style:font-weight-asian="normal" style:font-weight-complex="normal"/>
    </style:style>
    <style:style style:name="T154" style:family="text">
      <style:text-properties style:text-underline-style="none" fo:font-weight="normal" officeooo:rsid="00ee184c" style:font-weight-asian="normal" style:font-weight-complex="normal"/>
    </style:style>
    <style:style style:name="T155" style:family="text">
      <style:text-properties style:text-underline-style="none" fo:font-weight="normal" officeooo:rsid="00eed8ba" style:font-weight-asian="normal" style:font-weight-complex="normal"/>
    </style:style>
    <style:style style:name="T156" style:family="text">
      <style:text-properties style:text-underline-style="none" fo:font-weight="normal" officeooo:rsid="00ef9c11" style:font-weight-asian="normal" style:font-weight-complex="normal"/>
    </style:style>
    <style:style style:name="T157" style:family="text">
      <style:text-properties style:text-underline-style="none" fo:font-weight="normal" officeooo:rsid="00f2a9a9" style:font-weight-asian="normal" style:font-weight-complex="normal"/>
    </style:style>
    <style:style style:name="T158" style:family="text">
      <style:text-properties style:text-underline-style="none" fo:font-weight="normal" officeooo:rsid="01437979" style:font-weight-asian="normal" style:font-weight-complex="normal"/>
    </style:style>
    <style:style style:name="T159" style:family="text">
      <style:text-properties style:text-underline-style="none" fo:font-weight="normal" officeooo:rsid="014428af" style:font-weight-asian="normal" style:font-weight-complex="normal"/>
    </style:style>
    <style:style style:name="T160" style:family="text">
      <style:text-properties style:text-underline-style="none" fo:font-weight="normal" officeooo:rsid="014482a9" style:font-weight-asian="normal" style:font-weight-complex="normal"/>
    </style:style>
    <style:style style:name="T161" style:family="text">
      <style:text-properties style:text-underline-style="none" fo:font-weight="normal" officeooo:rsid="0144c48d" style:font-weight-asian="normal" style:font-weight-complex="normal"/>
    </style:style>
    <style:style style:name="T162" style:family="text">
      <style:text-properties style:text-underline-style="none" fo:font-weight="normal" fo:background-color="#ffff00" loext:char-shading-value="0" style:font-weight-asian="normal" style:font-weight-complex="normal"/>
    </style:style>
    <style:style style:name="T163" style:family="text">
      <style:text-properties style:text-underline-style="none" fo:font-weight="normal" officeooo:rsid="00ef9c11" fo:background-color="#ffff00" loext:char-shading-value="0" style:font-weight-asian="normal" style:font-weight-complex="normal"/>
    </style:style>
    <style:style style:name="T164" style:family="text">
      <style:text-properties style:text-underline-style="none" fo:font-weight="normal" officeooo:rsid="00ea4a5b" fo:background-color="#ffff00" loext:char-shading-value="0" style:font-weight-asian="normal" style:font-weight-complex="normal"/>
    </style:style>
    <style:style style:name="T165" style:family="text">
      <style:text-properties style:text-underline-style="none" fo:font-weight="normal" officeooo:rsid="00e21e7f" fo:background-color="#ffff00" loext:char-shading-value="0" style:font-weight-asian="normal" style:font-weight-complex="normal"/>
    </style:style>
    <style:style style:name="T166" style:family="text">
      <style:text-properties style:text-underline-style="none" fo:font-weight="normal" officeooo:rsid="00fe6d34" fo:background-color="#ffff00" loext:char-shading-value="0" style:font-weight-asian="normal" style:font-weight-complex="normal"/>
    </style:style>
    <style:style style:name="T167" style:family="text">
      <style:text-properties officeooo:rsid="004ad879"/>
    </style:style>
    <style:style style:name="T168" style:family="text">
      <style:text-properties officeooo:rsid="004c42c0"/>
    </style:style>
    <style:style style:name="T169" style:family="text">
      <style:text-properties officeooo:rsid="004df13d"/>
    </style:style>
    <style:style style:name="T170" style:family="text">
      <style:text-properties officeooo:rsid="00510557"/>
    </style:style>
    <style:style style:name="T171" style:family="text">
      <style:text-properties officeooo:rsid="00522472"/>
    </style:style>
    <style:style style:name="T172" style:family="text">
      <style:text-properties officeooo:rsid="0059caae"/>
    </style:style>
    <style:style style:name="T173" style:family="text">
      <style:text-properties officeooo:rsid="005a9939"/>
    </style:style>
    <style:style style:name="T174" style:family="text">
      <style:text-properties officeooo:rsid="0067e2d5"/>
    </style:style>
    <style:style style:name="T175" style:family="text">
      <style:text-properties officeooo:rsid="006b43da"/>
    </style:style>
    <style:style style:name="T176" style:family="text">
      <style:text-properties officeooo:rsid="006c67b4"/>
    </style:style>
    <style:style style:name="T177" style:family="text">
      <style:text-properties officeooo:rsid="006d0305"/>
    </style:style>
    <style:style style:name="T178" style:family="text">
      <style:text-properties officeooo:rsid="006ec92d"/>
    </style:style>
    <style:style style:name="T179" style:family="text">
      <style:text-properties officeooo:rsid="0070bcbd"/>
    </style:style>
    <style:style style:name="T180" style:family="text">
      <style:text-properties officeooo:rsid="007178fa"/>
    </style:style>
    <style:style style:name="T181" style:family="text">
      <style:text-properties officeooo:rsid="007195fe"/>
    </style:style>
    <style:style style:name="T182" style:family="text">
      <style:text-properties officeooo:rsid="0073f431"/>
    </style:style>
    <style:style style:name="T183" style:family="text">
      <style:text-properties officeooo:rsid="0075f1e7"/>
    </style:style>
    <style:style style:name="T184" style:family="text">
      <style:text-properties officeooo:rsid="0077d9ab"/>
    </style:style>
    <style:style style:name="T185" style:family="text">
      <style:text-properties officeooo:rsid="007e13c4"/>
    </style:style>
    <style:style style:name="T186" style:family="text">
      <style:text-properties officeooo:rsid="007e4dd2"/>
    </style:style>
    <style:style style:name="T187" style:family="text">
      <style:text-properties officeooo:rsid="00802543"/>
    </style:style>
    <style:style style:name="T188" style:family="text">
      <style:text-properties officeooo:rsid="008323cd"/>
    </style:style>
    <style:style style:name="T189" style:family="text">
      <style:text-properties officeooo:rsid="0084bdd8"/>
    </style:style>
    <style:style style:name="T190" style:family="text">
      <style:text-properties officeooo:rsid="00868067"/>
    </style:style>
    <style:style style:name="T191" style:family="text">
      <style:text-properties officeooo:rsid="008ba87c"/>
    </style:style>
    <style:style style:name="T192" style:family="text">
      <style:text-properties officeooo:rsid="008d9bc9"/>
    </style:style>
    <style:style style:name="T193" style:family="text">
      <style:text-properties officeooo:rsid="00996640"/>
    </style:style>
    <style:style style:name="T194" style:family="text">
      <style:text-properties officeooo:rsid="0099d07d"/>
    </style:style>
    <style:style style:name="T195" style:family="text">
      <style:text-properties officeooo:rsid="009c3d1b"/>
    </style:style>
    <style:style style:name="T196" style:family="text">
      <style:text-properties fo:color="#800000" fo:font-style="italic" style:font-style-asian="italic" style:font-style-complex="italic"/>
    </style:style>
    <style:style style:name="T197" style:family="text">
      <style:text-properties officeooo:rsid="00a0e494"/>
    </style:style>
    <style:style style:name="T198" style:family="text">
      <style:text-properties officeooo:rsid="00a1c213"/>
    </style:style>
    <style:style style:name="T199" style:family="text">
      <style:text-properties officeooo:rsid="00a35710"/>
    </style:style>
    <style:style style:name="T200" style:family="text">
      <style:text-properties fo:font-weight="normal" officeooo:rsid="00a6cdc1" style:font-weight-asian="normal" style:font-weight-complex="normal"/>
    </style:style>
    <style:style style:name="T201" style:family="text">
      <style:text-properties fo:font-weight="normal" officeooo:rsid="00a8a100" style:font-weight-asian="normal" style:font-weight-complex="normal"/>
    </style:style>
    <style:style style:name="T202" style:family="text">
      <style:text-properties fo:font-weight="normal" officeooo:rsid="00aa5613" style:font-weight-asian="normal" style:font-weight-complex="normal"/>
    </style:style>
    <style:style style:name="T203" style:family="text">
      <style:text-properties fo:font-weight="normal" officeooo:rsid="00cf1a16" style:font-weight-asian="normal" style:font-weight-complex="normal"/>
    </style:style>
    <style:style style:name="T204" style:family="text">
      <style:text-properties fo:font-weight="normal" officeooo:rsid="00dbccfc" style:font-weight-asian="normal" style:font-weight-complex="normal"/>
    </style:style>
    <style:style style:name="T205" style:family="text">
      <style:text-properties fo:font-weight="normal" officeooo:rsid="00ed5da2" style:font-weight-asian="normal" style:font-weight-complex="normal"/>
    </style:style>
    <style:style style:name="T206" style:family="text">
      <style:text-properties fo:font-weight="normal" officeooo:rsid="00eddca2" style:font-weight-asian="normal" style:font-weight-complex="normal"/>
    </style:style>
    <style:style style:name="T207" style:family="text">
      <style:text-properties fo:font-weight="normal" officeooo:rsid="01000481" style:font-weight-asian="normal" style:font-weight-complex="normal"/>
    </style:style>
    <style:style style:name="T208" style:family="text">
      <style:text-properties fo:font-weight="normal" officeooo:rsid="01106748" style:font-weight-asian="normal" style:font-weight-complex="normal"/>
    </style:style>
    <style:style style:name="T209" style:family="text">
      <style:text-properties fo:font-weight="normal" officeooo:rsid="0111a1b8" style:font-weight-asian="normal" style:font-weight-complex="normal"/>
    </style:style>
    <style:style style:name="T210" style:family="text">
      <style:text-properties fo:font-weight="normal" officeooo:rsid="01127f0e" style:font-weight-asian="normal" style:font-weight-complex="normal"/>
    </style:style>
    <style:style style:name="T211" style:family="text">
      <style:text-properties fo:font-weight="normal" officeooo:rsid="011a93c4" style:font-weight-asian="normal" style:font-weight-complex="normal"/>
    </style:style>
    <style:style style:name="T212" style:family="text">
      <style:text-properties fo:font-weight="normal" officeooo:rsid="011df28c" style:font-weight-asian="normal" style:font-weight-complex="normal"/>
    </style:style>
    <style:style style:name="T213" style:family="text">
      <style:text-properties fo:font-weight="normal" officeooo:rsid="0155ff4d" style:font-weight-asian="normal" style:font-weight-complex="normal"/>
    </style:style>
    <style:style style:name="T214" style:family="text">
      <style:text-properties fo:font-weight="normal" officeooo:rsid="018cb3d6" style:font-weight-asian="normal" style:font-weight-complex="normal"/>
    </style:style>
    <style:style style:name="T215" style:family="text">
      <style:text-properties fo:font-weight="normal" officeooo:rsid="018d3adc" style:font-weight-asian="normal" style:font-weight-complex="normal"/>
    </style:style>
    <style:style style:name="T216" style:family="text">
      <style:text-properties officeooo:rsid="00b59934"/>
    </style:style>
    <style:style style:name="T217" style:family="text">
      <style:text-properties officeooo:rsid="00b61c05"/>
    </style:style>
    <style:style style:name="T218" style:family="text">
      <style:text-properties officeooo:rsid="00b96e91"/>
    </style:style>
    <style:style style:name="T219" style:family="text">
      <style:text-properties style:text-position="super 58%"/>
    </style:style>
    <style:style style:name="T220" style:family="text">
      <style:text-properties style:text-position="super 58%" fo:language="en" fo:country="GB" officeooo:rsid="014f7461"/>
    </style:style>
    <style:style style:name="T221" style:family="text">
      <style:text-properties style:text-position="super 58%" fo:language="en" fo:country="GB" officeooo:rsid="018cb3d6"/>
    </style:style>
    <style:style style:name="T222" style:family="text">
      <style:text-properties style:text-position="super 58%" officeooo:rsid="0199a3a4"/>
    </style:style>
    <style:style style:name="T223" style:family="text">
      <style:text-properties officeooo:rsid="00c272ae"/>
    </style:style>
    <style:style style:name="T224" style:family="text">
      <style:text-properties officeooo:rsid="00c272e4"/>
    </style:style>
    <style:style style:name="T225" style:family="text">
      <style:text-properties officeooo:rsid="00c80f97"/>
    </style:style>
    <style:style style:name="T226" style:family="text">
      <style:text-properties officeooo:rsid="00cd02d8"/>
    </style:style>
    <style:style style:name="T227" style:family="text">
      <style:text-properties officeooo:rsid="00ce4dd7"/>
    </style:style>
    <style:style style:name="T228" style:family="text">
      <style:text-properties officeooo:rsid="00ce8106"/>
    </style:style>
    <style:style style:name="T229" style:family="text">
      <style:text-properties officeooo:rsid="00cf1a16"/>
    </style:style>
    <style:style style:name="T230" style:family="text">
      <style:text-properties officeooo:rsid="00d19f3c"/>
    </style:style>
    <style:style style:name="T231" style:family="text">
      <style:text-properties officeooo:rsid="00d1e73b"/>
    </style:style>
    <style:style style:name="T232" style:family="text">
      <style:text-properties officeooo:rsid="00d2efd2"/>
    </style:style>
    <style:style style:name="T233" style:family="text">
      <style:text-properties officeooo:rsid="00d4b9ec"/>
    </style:style>
    <style:style style:name="T234" style:family="text">
      <style:text-properties officeooo:rsid="00dbb4c2"/>
    </style:style>
    <style:style style:name="T235" style:family="text">
      <style:text-properties officeooo:rsid="00dbccfc"/>
    </style:style>
    <style:style style:name="T236" style:family="text">
      <style:text-properties officeooo:rsid="00e12725"/>
    </style:style>
    <style:style style:name="T237" style:family="text">
      <style:text-properties officeooo:rsid="00f2a9a9"/>
    </style:style>
    <style:style style:name="T238" style:family="text">
      <style:text-properties officeooo:rsid="00f4e378"/>
    </style:style>
    <style:style style:name="T239" style:family="text">
      <style:text-properties officeooo:rsid="00f64045"/>
    </style:style>
    <style:style style:name="T240" style:family="text">
      <style:text-properties officeooo:rsid="00f72290"/>
    </style:style>
    <style:style style:name="T241" style:family="text">
      <style:text-properties officeooo:rsid="0101433d"/>
    </style:style>
    <style:style style:name="T242" style:family="text">
      <style:text-properties officeooo:rsid="010571ef"/>
    </style:style>
    <style:style style:name="T243" style:family="text">
      <style:text-properties officeooo:rsid="0107526b"/>
    </style:style>
    <style:style style:name="T244" style:family="text">
      <style:text-properties officeooo:rsid="01083068"/>
    </style:style>
    <style:style style:name="T245" style:family="text">
      <style:text-properties officeooo:rsid="0108ceb5"/>
    </style:style>
    <style:style style:name="T246" style:family="text">
      <style:text-properties officeooo:rsid="010b4d7a"/>
    </style:style>
    <style:style style:name="T247" style:family="text">
      <style:text-properties officeooo:rsid="010bba44"/>
    </style:style>
    <style:style style:name="T248" style:family="text">
      <style:text-properties officeooo:rsid="010c2558"/>
    </style:style>
    <style:style style:name="T249" style:family="text">
      <style:text-properties officeooo:rsid="010dba38"/>
    </style:style>
    <style:style style:name="T250" style:family="text">
      <style:text-properties officeooo:rsid="010f814e"/>
    </style:style>
    <style:style style:name="T251" style:family="text">
      <style:text-properties officeooo:rsid="01106748"/>
    </style:style>
    <style:style style:name="T252" style:family="text">
      <style:text-properties officeooo:rsid="011373b0"/>
    </style:style>
    <style:style style:name="T253" style:family="text">
      <style:text-properties officeooo:rsid="01152cf3"/>
    </style:style>
    <style:style style:name="T254" style:family="text">
      <style:text-properties officeooo:rsid="011899ad"/>
    </style:style>
    <style:style style:name="T255" style:family="text">
      <style:text-properties officeooo:rsid="01197385"/>
    </style:style>
    <style:style style:name="T256" style:family="text">
      <style:text-properties officeooo:rsid="012630ee"/>
    </style:style>
    <style:style style:name="T257" style:family="text">
      <style:text-properties officeooo:rsid="01286caa"/>
    </style:style>
    <style:style style:name="T258" style:family="text">
      <style:text-properties officeooo:rsid="012e3d2e"/>
    </style:style>
    <style:style style:name="T259" style:family="text">
      <style:text-properties officeooo:rsid="013054cb"/>
    </style:style>
    <style:style style:name="T260" style:family="text">
      <style:text-properties officeooo:rsid="0130b00d"/>
    </style:style>
    <style:style style:name="T261" style:family="text">
      <style:text-properties officeooo:rsid="0131ee9c"/>
    </style:style>
    <style:style style:name="T262" style:family="text">
      <style:text-properties fo:font-weight="bold" officeooo:rsid="0131ee9c" style:font-weight-asian="bold" style:font-weight-complex="bold"/>
    </style:style>
    <style:style style:name="T263" style:family="text">
      <style:text-properties officeooo:rsid="013289e1"/>
    </style:style>
    <style:style style:name="T264" style:family="text">
      <style:text-properties officeooo:rsid="01351b43"/>
    </style:style>
    <style:style style:name="T265" style:family="text">
      <style:text-properties officeooo:rsid="01370c87"/>
    </style:style>
    <style:style style:name="T266" style:family="text">
      <style:text-properties officeooo:rsid="0137f65e"/>
    </style:style>
    <style:style style:name="T267" style:family="text">
      <style:text-properties officeooo:rsid="01399dc2"/>
    </style:style>
    <style:style style:name="T268" style:family="text">
      <style:text-properties officeooo:rsid="013c898c"/>
    </style:style>
    <style:style style:name="T269" style:family="text">
      <style:text-properties officeooo:rsid="01435c93"/>
    </style:style>
    <style:style style:name="T270" style:family="text">
      <style:text-properties officeooo:rsid="01437979"/>
    </style:style>
    <style:style style:name="T271" style:family="text">
      <style:text-properties officeooo:rsid="01501bf0"/>
    </style:style>
    <style:style style:name="T272" style:family="text">
      <style:text-properties fo:background-color="#ffff00" loext:char-shading-value="0"/>
    </style:style>
    <style:style style:name="T273" style:family="text">
      <style:text-properties officeooo:rsid="0075f1e7" fo:background-color="#ffff00" loext:char-shading-value="0"/>
    </style:style>
    <style:style style:name="T274" style:family="text">
      <style:text-properties officeooo:rsid="00a0e494" fo:background-color="#ffff00" loext:char-shading-value="0"/>
    </style:style>
    <style:style style:name="T275" style:family="text">
      <style:text-properties officeooo:rsid="01399dc2" fo:background-color="#ffff00" loext:char-shading-value="0"/>
    </style:style>
    <style:style style:name="T276" style:family="text">
      <style:text-properties officeooo:rsid="01517766"/>
    </style:style>
    <style:style style:name="T277" style:family="text">
      <style:text-properties officeooo:rsid="0151b84a"/>
    </style:style>
    <style:style style:name="T278" style:family="text">
      <style:text-properties officeooo:rsid="0158d006"/>
    </style:style>
    <style:style style:name="T279" style:family="text">
      <style:text-properties officeooo:rsid="015b3279"/>
    </style:style>
    <style:style style:name="T280" style:family="text">
      <style:text-properties officeooo:rsid="015ccb2d"/>
    </style:style>
    <style:style style:name="T281" style:family="text">
      <style:text-properties officeooo:rsid="015e177e"/>
    </style:style>
    <style:style style:name="T282" style:family="text">
      <style:text-properties officeooo:rsid="015f572f"/>
    </style:style>
    <style:style style:name="T283" style:family="text">
      <style:text-properties officeooo:rsid="016511fe"/>
    </style:style>
    <style:style style:name="T284" style:family="text">
      <style:text-properties officeooo:rsid="016c04a5"/>
    </style:style>
    <style:style style:name="T285" style:family="text">
      <style:text-properties officeooo:rsid="0176f86d"/>
    </style:style>
    <style:style style:name="T286" style:family="text">
      <style:text-properties officeooo:rsid="017956d4"/>
    </style:style>
    <style:style style:name="T287" style:family="text">
      <style:text-properties officeooo:rsid="01795d88"/>
    </style:style>
    <style:style style:name="T288" style:family="text">
      <style:text-properties officeooo:rsid="017a5fea"/>
    </style:style>
    <style:style style:name="T289" style:family="text">
      <style:text-properties officeooo:rsid="017adef0"/>
    </style:style>
    <style:style style:name="T290" style:family="text">
      <style:text-properties officeooo:rsid="017c483e"/>
    </style:style>
    <style:style style:name="T291" style:family="text">
      <style:text-properties officeooo:rsid="017d57ce"/>
    </style:style>
    <style:style style:name="T292" style:family="text">
      <style:text-properties officeooo:rsid="017eac56"/>
    </style:style>
    <style:style style:name="T293" style:family="text">
      <style:text-properties officeooo:rsid="017fb197"/>
    </style:style>
    <style:style style:name="T294" style:family="text">
      <style:text-properties officeooo:rsid="0181b3c3"/>
    </style:style>
    <style:style style:name="T295" style:family="text">
      <style:text-properties officeooo:rsid="0181dd38"/>
    </style:style>
    <style:style style:name="T296" style:family="text">
      <style:text-properties officeooo:rsid="01834154"/>
    </style:style>
    <style:style style:name="T297" style:family="text">
      <style:text-properties officeooo:rsid="0185492d"/>
    </style:style>
    <style:style style:name="T298" style:family="text">
      <style:text-properties officeooo:rsid="0185df4d"/>
    </style:style>
    <style:style style:name="T299" style:family="text">
      <style:text-properties officeooo:rsid="018a1605"/>
    </style:style>
    <style:style style:name="T300" style:family="text">
      <style:text-properties officeooo:rsid="006cb0ec"/>
    </style:style>
    <style:style style:name="T301" style:family="text">
      <style:text-properties officeooo:rsid="0199a3a4"/>
    </style:style>
    <style:style style:name="T302" style:family="text">
      <style:text-properties officeooo:rsid="0199e949"/>
    </style:style>
    <style:style style:name="T303" style:family="text">
      <style:text-properties officeooo:rsid="019c2a81"/>
    </style:style>
    <style:style style:name="T304" style:family="text">
      <style:text-properties officeooo:rsid="01a1f9db"/>
    </style:style>
    <style:style style:name="T305"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6"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
      <text:p text:style-name="P85">Chemicals and their Users in the British Home, 1930s to the 1980s</text:p>
      <text:p text:style-name="P86"/>
      <text:h text:style-name="Heading_20_1" text:outline-level="1">Literature review</text:h>
      <text:p text:style-name="P58"><text:span text:style-name="T257">The use of chemicals in the home, and their gradual displacement by branded goods has been largely unexplored. </text:span>Taking a broad approach to th<text:span text:style-name="T257">e</text:span> topic of chemicals and their users in the <text:span text:style-name="T239">B</text:span>ritish home is <text:span text:style-name="T268">therefore</text:span> necessary <text:span text:style-name="T268">when</text:span> locat<text:span text:style-name="T239">ing</text:span> this thesis in the existing <text:span text:style-name="T268">historiography</text:span> <text:span text:style-name="T239">as there is no directly related previous research. However, applicable theories do exist and comparable examples are spread found across disciplines</text:span>. <text:span text:style-name="T240">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58"/>
      <text:p text:style-name="P63"><text:span text:style-name="T268">E</text:span>verything is made of chemicals, but <text:span text:style-name="T268">since a thesis about everything is not a sensible proposition, I have selected chemicals used for household cleaning (carbon tetrachloride, sodas, Harpic), killing weeds (sodium chlorate, paraquat) and photographic development. <text:s/>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1"/>
      <text:p text:style-name="P62"><text:span text:style-name="T268">T</text:span>h<text:span text:style-name="T268">e chemicals</text:span> <text:span text:style-name="T268">were chosen to demonstrate a shift from buying a raw chemical to buying a branded product, the co-existence of raw chemicals alongside branded products, as well as the introduction and removal of chemicals from the market. <text:s/>For instance a chemical could be bought 'loose' at a 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text:span><text:soft-page-break/><text:span text:style-name="T268">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n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59"/>
      <text:p text:style-name="P60">The use of chemicals <text:span text:style-name="T240">at home </text:span>has to be <text:span text:style-name="T238">considered</text:span> within the context of state regulation on the sale of chemicals <text:span text:style-name="T269">and product testing with regards to its safety</text:span>. <text:span text:style-name="T240">These regulations are often created in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preventing terrorism, including sodium chlorate as an explosive precursor, makes considering how chemicals are bought and used for domestic use timely. </text:span></text:p>
      <text:p text:style-name="P60"/>
      <text:p text:style-name="P99">Chemicals used in the household for domestic chores and hobbies are the principle way that people engage with chemicals, and therefore provide <text:span text:style-name="T270">an </text:span>important position from which to investigate and better understand the lay public's interaction with science in the 20<text:span text:style-name="T219">th</text:span> Century. <text:s/>Until the Second World War, unbranded chemicals were used in the home for tasks including cleaning, stain removal, pest eradication and for hobbies such as developing photographs. <text:span text:style-name="T269">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64"><text:soft-page-break/></text:p>
      <text:h text:style-name="P190" text:outline-level="3">Do-it-yourself</text:h>
      <text:p text:style-name="P192"><text:span text:style-name="T300">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text:span><text:span text:style-name="T300"><text:note text:id="ftn117" text:note-class="footnote"><text:note-citation>1</text:note-citation><text:note-body><text:p text:style-name="P118"><text:span text:style-name="T76">Gelber, Steven. "Do-It-Yourself: Constructing, Repairing and Maintaining Domestic Masculinity." </text:span><text:span text:style-name="T115">American Quarterly </text:span><text:span text:style-name="T99">49, no. 1 (1997): 66-112.</text:span></text:p></text:note-body></text:note></text:span><text:span text:style-name="T300"> Chemicals do not feature in these discussions of DIY practices but the arguments concerned with furniture making and home improvements, as well as the motivations behind carrying out DIY, are broadly applicable to the activities of cleaning, gardening and home processing examined in this thesis. Marco Wolf and Shaun McQuitty identified a number of reasons why people chose to do things themselves, including other products or services not being available, or the quality of those available not deemed suitable for the users' needs, as well as the satisfaction of completing a task in a self-reliant fashion.</text:span><text:span text:style-name="T300"><text:note text:id="ftn119" text:note-class="footnote"><text:note-citation>2</text:note-citation><text:note-body><text:p text:style-name="P118"><text:span text:style-name="T76">Wolf, Marco, and Shaun McQuitty. "Circumventing Traditional Markets: An Empirical Study of the Marketplace Motivations and Outcomes of Consumers' Do-It-Yourself Behaviors.". </text:span><text:span text:style-name="T115">Journal of Marketing Theory &amp; Practice </text:span><text:span text:style-name="T99">21, no. 2 (2013): 195-210.</text:span></text:p></text:note-body></text:note></text:span><text:span text:style-name="T300"> </text:span></text:p>
      <text:h text:style-name="Heading_20_3" text:outline-level="3">Cleanliness <text:span text:style-name="T236">and homeliness</text:span></text:h>
      <text:p text:style-name="P20"><text:span text:style-name="T147">Dirt, </text:span><text:span text:style-name="T148">the opposite of clean,</text:span><text:span text:style-name="T147"> has been described </text:span><text:span text:style-name="T158">by</text:span><text:span text:style-name="T147"> Mary Douglas as 'matter out of place',</text:span><text:span text:style-name="T147"><text:note text:id="ftn1" text:note-class="footnote"><text:note-citation>3</text:note-citation><text:note-body><text:p text:style-name="P152">Douglas, Mary Purity and Danger</text:p></text:note-body></text:note></text:span><text:span text:style-name="T147"> which </text:span><text:span text:style-name="T158">attributes to</text:span><text:span text:style-name="T154"> components of dirt the usefulness that they could potentially have if they were in their rightful place, </text:span><text:span text:style-name="T158">in the same way as </text:span><text:span text:style-name="T154">any plant can become a weed when it is not in the desired place. </text:span><text:span text:style-name="T146">When a clean </text:span><text:span text:style-name="T156">home</text:span><text:span text:style-name="T146"> means freedom from infection with viruses, bacteria or fungal spores, t</text:span><text:span text:style-name="T145">he entire household benefits, but there has been a </text:span><text:span text:style-name="T157">societal expectation </text:span><text:span text:style-name="T145">for </text:span><text:span text:style-name="T146">twentieth century </text:span><text:span text:style-name="T145">women to </text:span><text:span text:style-name="T146">continue to</text:span><text:span text:style-name="T145"> </text:span><text:span text:style-name="T156">shoulder the bulk of the</text:span><text:span text:style-name="T145"> duty </text:span><text:span text:style-name="T156">to keep the interior clean</text:span><text:span text:style-name="T145">, while men perhaps look after the outdoors items such as gutters, drains and gardens. </text:span><text:span text:style-name="T163">T</text:span><text:span text:style-name="T164">he Sisyphean nature of the </text:span><text:span text:style-name="T163">housework</text:span><text:span text:style-name="T164"> remains unchanged, </text:span><text:span text:style-name="T163">and research q</text:span><text:span text:style-name="T165">uestions of equality </text:span><text:span text:style-name="T164">of </text:span><text:span text:style-name="T166">division of labour and </text:span><text:span text:style-name="T164">time spent </text:span><text:span text:style-name="T163">on it </text:span><text:span text:style-name="T165">ha</text:span><text:span text:style-name="T163">s</text:span><text:span text:style-name="T165"> dominated studies. </text:span><text:span text:style-name="T166">They</text:span><text:span text:style-name="T162"> </text:span><text:span text:style-name="T163">repeatedly </text:span><text:span text:style-name="T162">find that even when women have paid work outside the house, they still undertake the majority of domestic chores, </text:span><text:span text:style-name="T166">including shopping for supplies to help them </text:span><text:soft-page-break/><text:span text:style-name="T166">complete the housework</text:span><text:span text:style-name="T162">.</text:span><text:span text:style-name="T162"><text:note text:id="ftn2" text:note-class="footnote"><text:note-citation>4</text:note-citation><text:note-body><text:p text:style-name="Footnote"/></text:note-body></text:note></text:span><text:span text:style-name="T162"> </text:span></text:p>
      <text:p text:style-name="P4"/>
      <text:p text:style-name="P21"><text:span text:style-name="T156">A</text:span><text:span text:style-name="T150">lthough research that challenge</text:span><text:span text:style-name="T156">s</text:span><text:span text:style-name="T150"> </text:span><text:span text:style-name="T159">traditional, </text:span><text:span text:style-name="T150">heteronormative, </text:span><text:span text:style-name="T159">gendered division of housework </text:span><text:span text:style-name="T150">has been undertaken, the outcome generally seems to </text:span><text:span text:style-name="T159">be</text:span><text:span text:style-name="T150"> that no matter who makes up the household or who goes to work, </text:span><text:span text:style-name="T152">house</text:span><text:span text:style-name="T150">work remains divided less equally than the researchers </text:span><text:span text:style-name="T155">(</text:span><text:span text:style-name="T153">and participants</text:span><text:span text:style-name="T155">)</text:span><text:span text:style-name="T153"> </text:span><text:span text:style-name="T150">would consider </text:span><text:span text:style-name="T153">ideal</text:span><text:span text:style-name="T150">.</text:span><text:span text:style-name="T150"><text:note text:id="ftn3" text:note-class="footnote"><text:note-citation>5</text:note-citation><text:note-body><text:p text:style-name="Footnote"/></text:note-body></text:note></text:span><text:span text:style-name="T150"> </text:span><text:span text:style-name="T151">The number of technological devices </text:span><text:span text:style-name="T155">acquired to ease the burden of housework </text:span><text:span text:style-name="T151">may be recorded and included in these time-focussed studies but the </text:span><text:span text:style-name="T153">total </text:span><text:span text:style-name="T151">variety of g</text:span><text:span text:style-name="T146">oods that are routinely bought </text:span><text:span text:style-name="T151">to assist or speed </text:span><text:span text:style-name="T146">and </text:span><text:span text:style-name="T161">are </text:span><text:span text:style-name="T146">used up in the </text:span><text:span text:style-name="T150">chores</text:span><text:span text:style-name="T146">, namely chemicals, </text:span><text:span text:style-name="T150">have not been addressed</text:span><text:span text:style-name="T146">. </text:span><text:span text:style-name="T147">The </text:span><text:span text:style-name="T149">ways that</text:span><text:span text:style-name="T147"> chemicals, conveniently packaged or not, </text:span><text:span text:style-name="T149">can be used </text:span><text:span text:style-name="T147">in caring for the home and garden forms the basis of my research questions in this thesis. </text:span><text:span text:style-name="T153">If women and men </text:span><text:span text:style-name="T160">do different housework tasks,</text:span><text:span text:style-name="T153"> is there also a difference in their attitude to and use of chemicals that can help? </text:span></text:p>
      <text:p text:style-name="P22"/>
      <text:h text:style-name="Heading_20_3" text:outline-level="3">Technologie<text:span text:style-name="T237">s</text:span> of cleanliness</text:h>
      <text:p text:style-name="P5">Histories <text:span text:style-name="T226">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6"><text:note text:id="ftn4" text:note-class="footnote"><text:note-citation>6</text:note-citation><text:note-body><text:p text:style-name="P142"><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26"> With the advent of powered machines to assist in 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26"><text:note text:id="ftn5" text:note-class="footnote"><text:note-citation>7</text:note-citation><text:note-body><text:p text:style-name="P120"><text:span text:style-name="T76">Reeves, Pember. </text:span><text:span text:style-name="T115">Round About a Pound a Week</text:span><text:span text:style-name="T99">. The English Working Class. <text:s/>New York: Garland Pub., 1980.</text:span></text:p></text:note-body></text:note></text:span><text:span text:style-name="T226"> This demonstration of care through the provision of clean clothing has formed the touchstone for Ruth Schwartz Cowan's </text:span><text:soft-page-break/><text:span text:style-name="T226">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6"><text:note text:id="ftn6" text:note-class="footnote"><text:note-citation>8</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26"> </text:span></text:p>
      <text:p text:style-name="P6"/>
      <text:p text:style-name="P7"><text:span text:style-name="T218">The comparatively private, internal </text:span>domestic environment and surfaces within it have <text:span text:style-name="T218">also</text:span> received attention, <text:span text:style-name="T227">with Reeves writing about reform or charitable visitors to working class women at home, commenting on the cleanliness of the home and encouraging them to document expenditure on household consumables such as washing soda and soap.</text:span><text:span text:style-name="T227"><text:note text:id="ftn7" text:note-class="footnote"><text:note-citation>9</text:note-citation><text:note-body><text:p text:style-name="P120"><text:span text:style-name="T76">Reeves, Pember. </text:span><text:span text:style-name="T115">Round About a Pound a Week</text:span><text:span text:style-name="T99">. The English Working Class. <text:s/>New York: Garland Pub., 1980.</text:span></text:p></text:note-body></text:note></text:span><text:span text:style-name="T227">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27">Increasing specialisation or diversity of cleaning products could be taken as a sign of 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7"><text:note text:id="ftn8" text:note-class="footnote"><text:note-citation>10</text:note-citation><text:note-body><text:p text:style-name="P154">Gooday, Graeme</text:p></text:note-body></text:note></text:span><text:span text:style-name="T227">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7"><text:note text:id="ftn9" text:note-class="footnote"><text:note-citation>11</text:note-citation><text:note-body><text:p text:style-name="P137"><text:s/>Hankin, Emily. "Buying Modernity? The Consumer Experience of Domestic Electricity in the Era of the Grid." <text:s/>University of Manchester, 2012.</text:p></text:note-body></text:note></text:span><text:span text:style-name="T227"> </text:span></text:p>
      <text:p text:style-name="P6"><text:soft-page-break/></text:p>
      <text:h text:style-name="Heading_20_3" text:outline-level="3">Achieving cleanliness with chemicals - <text:span text:style-name="T299">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0" text:note-class="footnote"><text:note-citation>12</text:note-citation><text:note-body><text:p text:style-name="P118"><text:span text:style-name="T76">Walkley, Christina, and Vanda Foster. </text:span><text:span text:style-name="T115">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21">th</text:span><text:span text:style-name="T71"> century. </text:span></text:p>
      <text:p text:style-name="P98"/>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1" text:note-class="footnote"><text:note-citation>13</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text:span><text:soft-page-break/><text:span text:style-name="T66">foods and household substances were made from known, natural products and that the 20</text:span><text:span text:style-name="T220">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2" text:note-class="footnote"><text:note-citation>14</text:note-citation><text:note-body><text:p text:style-name="P123"><text:span text:style-name="T76">Walkley, Christina, and Vanda Foster. </text:span><text:span text:style-name="T115">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32">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32"><text:note text:id="ftn13" text:note-class="footnote"><text:note-citation>15</text:note-citation><text:note-body><text:p text:style-name="P173"><text:span text:style-name="T76">Fisher, Tom. "A World of Colour and Bright Shining Surfaces: Experiences of Plastics after the Second World War." </text:span><text:span text:style-name="T115">Journal of Design History </text:span><text:span text:style-name="T99">26, no. 3 (2013): 285-303. </text:span><text:span text:style-name="T108">(p292)</text:span></text:p></text:note-body></text:note></text:span><text:span text:style-name="T232"> Rebecca Whyte's investigation of the histories of state monitored hygiene and domestic d</text:span>isinfection following outbreaks of disease <text:span text:style-name="T231">between 1860 and 1920 considers more the role of chemicals in cleaning domestic surfaces</text:span>. <text:span text:style-name="T218">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8"><text:note text:id="ftn14" text:note-class="footnote"><text:note-citation>16</text:note-citation><text:note-body><text:p text:style-name="P155"><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8">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9">Also important is <text:span text:style-name="T271">Whyte's</text:span> research on the public view of disinfection and the ready acceptance of products that integrated germicide into daily life,<text:note text:id="ftn15" text:note-class="footnote"><text:note-citation>17</text:note-citation><text:note-body><text:p text:style-name="P153"><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72">later</text:span>. The<text:span text:style-name="T271"> nineteenth century </text:span>processes of determination and negotiation <text:span text:style-name="T271">that </text:span>scientists in government, academia and industry effectiveness and safety of different methods of disinfection <text:span text:style-name="T271">that Whyte describes can be compared to the twentieth century evolution of understandings of and attitudes towards the effects of chemicals on organisms and in the environment.</text:span></text:p>
      <text:p text:style-name="P9"/>
      <text:p text:style-name="P14"><text:span text:style-name="T218">Whyte also wrote a case study of uses and abuses of carbolic acid in British Victorian and </text:span><text:soft-page-break/><text:span text:style-name="T218">Edwardian homes. She constructs a story of a chemical that generated significant media attention and became increasingly restricted due to the ways it could potentially be, and was, misused</text:span>.<text:note text:id="ftn16" text:note-class="footnote"><text:note-citation>18</text:note-citation><text:note-body><text:p text:style-name="P150"><text:span text:style-name="T6">Whyte, </text:span><text:span text:style-name="T10">Rebecca,</text:span><text:span text:style-name="T6"> 201</text:span><text:span text:style-name="T11">2</text:span><text:span text:style-name="T6">.</text:span></text:p></text:note-body></text:note> <text:span text:style-name="T276">These themes are echoed in the chemical case studies that I have assembled. </text:span></text:p>
      <text:p text:style-name="P17"/>
      <text:p text:style-name="P18">The <text:span text:style-name="T272">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7">Although </text:span><text:s/>domestic user<text:span text:style-name="T277">s</text:span> can<text:span text:style-name="T277">not</text:span> be certain that their chosen method can eliminate germs, the visual, tactile and olfactory inspection available <text:span text:style-name="T223">to indicate cleanliness </text:span>has to stand in for the sophisticated equipment that scientists could access. <text:s/></text:p>
      <text:p text:style-name="P102"/>
      <text:h text:style-name="Heading_20_3" text:outline-level="3">Smells <text:span text:style-name="T224">and relationship to cleanliness</text:span></text:h>
      <text:p text:style-name="P92"><text:span text:style-name="T228">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92"/>
      <text:p text:style-name="P92"><text:span text:style-name="T277">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lasting or fleeting action, its relationship to </text:span><text:span text:style-name="T51">natural or synthetic</text:span><text:span text:style-name="T31">.</text:span><text:span text:style-name="T31"><text:note text:id="ftn17" text:note-class="footnote"><text:note-citation>19</text:note-citation><text:note-body><text:p text:style-name="Footnote"><text:span text:style-name="T76">Jellinek, Joseph Stephan. </text:span><text:span text:style-name="T115">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18" text:note-class="footnote"><text:note-citation>20</text:note-citation><text:note-body><text:p text:style-name="P145">Jellinek (1975) p19</text:p></text:note-body></text:note></text:span><text:span text:style-name="T20"> </text:span><text:span text:style-name="T30">From his writing, it</text:span><text:span text:style-name="T174"> is unclear how or why scents acquire these meanings, but their correct use is critical for user acceptance and therefore commercial success of products. </text:span></text:p>
      <text:p text:style-name="P93"/>
      <text:p text:style-name="P100">Jessamyn Neuhaus points out that almost every chemical product associated with housework is advertised in a way that highlights the removal of unwanted <text:span text:style-name="T277">smells</text:span> and their replacement with <text:s/>odours that signify that cleaning has taken place.<text:note text:id="ftn19" text:note-class="footnote"><text:note-citation>21</text:note-citation><text:note-body><text:p text:style-name="P150"><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5">By drawing attention to, and thus increasing </text:span><text:soft-page-break/><text:span text:style-name="T235">domestic olfactory sensitivity, advertisements for household 'freshening' products multiplied on the 1950s American market, as identified by Suellen Hoye.</text:span><text:span text:style-name="T235"><text:note text:id="ftn20" text:note-class="footnote"><text:note-citation>22</text:note-citation><text:note-body><text:p text:style-name="P146">Neuhaus (2011) quoting Hoye p202</text:p></text:note-body></text:note></text:span><text:span text:style-name="T235"> The influence of the American market on the British was... </text:span><text:span text:style-name="T25">research this. Internationally operating companies?</text:span></text:p>
      <text:p text:style-name="P100"/>
      <text:p text:style-name="P100"><text:span text:style-name="T235">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35"><text:note text:id="ftn21" text:note-class="footnote"><text:note-citation>23</text:note-citation><text:note-body><text:p text:style-name="P151">Friedan, Betty. <text:span text:style-name="T15">The feminine mystique </text:span>() p173-4</text:p></text:note-body></text:note></text:span><text:span text:style-name="T235"> One of Neuhaus's key arguments about the proliferation of scented cleaning products is that the fragrances help the housewife and her efforts to be noticed and remarked upon.</text:span><text:note text:id="ftn22" text:note-class="footnote"><text:note-citation>24</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5">Even if housework is dutifully done out of sight, or there is no way to gauge how effectively germs have been removed, the noses of the other members of the household cannot help but notice that cleaning has taken place. </text:span></text:p>
      <text:p text:style-name="P102"/>
      <text:h text:style-name="Heading_20_3" text:outline-level="3">Educating users <text:span text:style-name="T216">about cleanliness</text:span></text:h>
      <text:p text:style-name="P105"><text:span text:style-name="T229">Advertisements are a method of educating users not only about the existence of the product, but about cleanliness in general and its relationship with germs, social expectations of cleanliness, how to achieve and recognise cleanliness. Neuhaus argues that adverts send messages about who uses the product, showing the effort (or lack of) to portray diverse users beyond white, middle class mothers. This focus o</text:span><text:span text:style-name="T204">n mothers emphasises that the housework is done in order to protect and care for the family. Men, again specifically fathers, are shown as inept, able to reach a reasonable standard of housework thanks to the use of certain products. </text:span></text:p>
      <text:p text:style-name="P104"/>
      <text:p text:style-name="P106"><text:span text:style-name="T203">Adverts are not the only way that p</text:span><text:span text:style-name="T229">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text:span><text:soft-page-break/><text:span text:style-name="T229">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9"><text:note text:id="ftn23" text:note-class="footnote"><text:note-citation>25</text:note-citation><text:note-body><text:p text:style-name="P118"><text:span text:style-name="T76">Attar, Dena. </text:span><text:span text:style-name="T115">A Bibliography of Household Books Published in Britain, 1800-1914</text:span><text:span text:style-name="T99">. Cookery and Household Books Published in Britain, 1800-1914. <text:s/>London </text:span><text:span text:style-name="T102">p12-13</text:span></text:p></text:note-body></text:note></text:span><text:span text:style-name="T229">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9"><text:note text:id="ftn24" text:note-class="footnote"><text:note-citation>26</text:note-citation><text:note-body><text:p text:style-name="P150"><text:span text:style-name="T6">Whyte, </text:span><text:span text:style-name="T10">Rebecca,</text:span><text:span text:style-name="T6"> 2013, </text:span><text:span text:style-name="T10">p167 of pdf version</text:span></text:p></text:note-body></text:note></text:span><text:span text:style-name="T229"> A possible explanations could be that it had a use that was not covered by the household manual, photography for instance.</text:span><text:span text:style-name="T229"><text:note text:id="ftn25" text:note-class="footnote"><text:note-citation>27</text:note-citation><text:note-body><text:p text:style-name="P149"><text:span text:style-name="T94">Encyclopedia of Nineteenth-Century Photography</text:span><text:span text:style-name="T81">. 2nd ed.: Routledge, 2013. </text:span><text:span text:style-name="T234">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9"> </text:span><text:span text:style-name="T229"><text:note text:id="ftn26" text:note-class="footnote"><text:note-citation>28</text:note-citation><text:note-body><text:p text:style-name="P121"><text:span text:style-name="T115">Encyclopedia of Nineteenth-Century Photography</text:span><text:span text:style-name="T99">. 2nd ed.: Routledge, 2013. </text:span>Kingsley, Hope p534 <text:span text:style-name="T229">Mercuric chloride could also be used as a test to determine when the chosen photographic fixative had been washed out.</text:span></text:p></text:note-body></text:note></text:span><text:span text:style-name="T229"> Alternatively, mercury chloride was perhaps beginning to be used as a fungicide and pesticide for materials in the home, but was not yet considered to be advantageous to any other method available. </text:span></text:p>
      <text:p text:style-name="P107"/>
      <text:p text:style-name="P108"><text:span text:style-name="T230">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30"><text:note text:id="ftn27" text:note-class="footnote"><text:note-citation>29</text:note-citation><text:note-body><text:p text:style-name="P148">Find key reference for this</text:p></text:note-body></text:note></text:span><text:span text:style-name="T230">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text:span><text:soft-page-break/><text:span text:style-name="T230">choices to use them in their home or garden. </text:span></text:p>
      <text:p text:style-name="P108"/>
      <text:p text:style-name="P108"><text:span text:style-name="T230">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28" text:note-class="footnote"><text:note-citation>30</text:note-citation><text:note-body><text:p text:style-name="Footnote"><text:span text:style-name="T78">Attar, Dena. </text:span><text:span text:style-name="T97">Wasting Girls' Time</text:span><text:span text:style-name="T98">. Virago, 1990</text:span></text:p></text:note-body></text:note> <text:span text:style-name="T183">The identity and worth of home economics as a school subject has been </text:span><text:span text:style-name="T273">much debated</text:span><text:span text:style-name="T183">, but however it is termed, the subject</text:span> <text:span text:style-name="T183">can </text:span>be expected to deliver <text:span text:style-name="T184">practical </text:span>messages about <text:span text:style-name="T184">how</text:span> cleanliness <text:span text:style-name="T184">can be achieved</text:span>. <text:span text:style-name="T216">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01"/>
      <text:h text:style-name="Heading_20_1" text:outline-level="1">Gardening</text:h>
      <text:p text:style-name="P87"><text:span text:style-name="T200">I have chosen to look at garden tasks that may involve chemicals</text:span> <text:span text:style-name="T202">for two reasons. First, because the garden is an under-researched, yet rich, area for discussing domestic matters. </text:span><text:span text:style-name="T214">The idea of home constructed as the domestic</text:span><text:span text:style-name="T202"> </text:span><text:span text:style-name="T214">sphere to which women are confined makes the garden interesting, because of its position as home but also public, as although t</text:span><text:span text:style-name="T201">he garden </text:span><text:span text:style-name="T202">i</text:span><text:span text:style-name="T205">s</text:span><text:span text:style-name="T202"> private </text:span><text:span text:style-name="T205">property</text:span><text:span text:style-name="T202">, </text:span><text:span text:style-name="T214">what happens in the garden can</text:span><text:span text:style-name="T202"> </text:span><text:span text:style-name="T214">be</text:span><text:span text:style-name="T202"> visible </text:span><text:span text:style-name="T214">to outsiders, or affect neighbours </text:span><text:span text:style-name="T202">and </text:span><text:span text:style-name="T214">is </text:span><text:span text:style-name="T202">therefore public to a certain degree. </text:span><text:span text:style-name="T213">Neighbouring gardeners have a responsibility to one another, as both weeds and s</text:span><text:span text:style-name="T207">prays applied in one garden can </text:span><text:span text:style-name="T215">spread</text:span><text:span text:style-name="T207"> to another where they are not wanted. </text:span><text:span text:style-name="T213">This is </text:span><text:span text:style-name="T207">similar to the drift of smells and noises between houses, </text:span><text:span text:style-name="T213">which </text:span><text:span text:style-name="T207">may not be impeded by walls or windows. </text:span><text:span text:style-name="T202">Second, </text:span><text:span text:style-name="T207">including </text:span><text:span text:style-name="T200">this area of domestic space is a way of ensuring </text:span><text:span text:style-name="T205">a more gender-balanced approach to the topic of domestic chemicals than purely cleaning chemicals could allow. </text:span><text:span text:style-name="T211">Rebecca Preston discusses Victorian and Edwardian suburban gardens and determines that masculine-feminine distinctions between parts of the garden are impossible to usefully make. </text:span><text:span text:style-name="T212">These nuanced and blurred boundaries are not in evidence when </text:span><text:span text:style-name="T211">Franklin </text:span><text:span text:style-name="T208">Ginn describes the perpetuation </text:span><text:span text:style-name="T209">by Dig for Victory propaganda </text:span><text:span text:style-name="T208">of the traditional view of gardening as 'man's work', </text:span><text:span text:style-name="T209">and</text:span><text:span text:style-name="T208"> </text:span><text:span text:style-name="T209">handbooks advised </text:span><text:soft-page-break/><text:span text:style-name="T208">to avoid useless 'ladies' tools </text:span><text:span text:style-name="T209">that could not stand up to the necessary physicality of working the garden</text:span><text:span text:style-name="T208">.</text:span><text:span text:style-name="T208"><text:note text:id="ftn29" text:note-class="footnote"><text:note-citation>31</text:note-citation><text:note-body><text:p text:style-name="P118"><text:span text:style-name="T76">Ginn, Franklin. "Dig for Victory! New Histories of Wartime Gardening in Britain." </text:span><text:span text:style-name="T115">Journal of Historical Geography </text:span><text:span text:style-name="T99">38: 294-305.</text:span></text:p></text:note-body></text:note></text:span><text:span text:style-name="T208"> </text:span><text:span text:style-name="T212">This makes m</text:span><text:span text:style-name="T206">otivations for gardening with or without chemicals, which </text:span><text:span text:style-name="T209">claim</text:span><text:span text:style-name="T206"> to reduce the number of physically demanding tasks, such as digging or weeding, of </text:span><text:span text:style-name="T209">particular </text:span><text:span text:style-name="T206">interest here. </text:span><text:span text:style-name="T209">Who were the chemicals being marketed to, who was using them, </text:span><text:span text:style-name="T213">when, where</text:span><text:span text:style-name="T209"> </text:span><text:span text:style-name="T210">and why</text:span><text:span text:style-name="T209">?</text:span><text:span text:style-name="T206"> </text:span><text:span text:style-name="T200">Although decisions and undertaking may be shared in the </text:span><text:span text:style-name="T212">choice and application of</text:span><text:span text:style-name="T200"> garden </text:span><text:span text:style-name="T212">chemicals</text:span><text:span text:style-name="T200"> as they are concerning cleanliness of domestic interiors, </text:span><text:span text:style-name="T202">a</text:span><text:span text:style-name="T200"> stereotypical (or traditional) division of labour may apply again. </text:span></text:p>
      <text:p text:style-name="P30"/>
      <text:p text:style-name="P38"><text:span text:style-name="T190">In 1981 Stephen Constantine pointed out that popular gardening has not received much attention from historians,</text:span><text:span text:style-name="T190"><text:note text:id="ftn30" text:note-class="footnote"><text:note-citation>32</text:note-citation><text:note-body><text:p text:style-name="P188"><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90"> and for a rich subject that one might think would engage scholars looking for a fresh approach to domesticity or social history, very few have taken up the challenge. <text:s/>Miles Hadfield briefly covered the fads and fashions of the middle and lower income gardening as generally 'an escape into nature and away from the mechanical world', although including the use of labour saving paving, chemical sprays and 'horrifying marvels of science' to combat garden pests.</text:span><text:span text:style-name="T190"><text:note text:id="ftn31" text:note-class="footnote"><text:note-citation>33</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90"> Articles for the journal </text:span><text:span text:style-name="T23">Garden History</text:span> <text:span text:style-name="T168">concentrate</text:span> on <text:span text:style-name="T248">l</text:span>arge ornamental gardens for wealthier families with gardening staff, <text:span text:style-name="T247">created by </text:span>famous designers,<text:note text:id="ftn32" text:note-class="footnote"><text:note-citation>34</text:note-citation><text:note-body><text:p text:style-name="P162">Garden History Society, <text:span text:style-name="T15">Garden History</text:span><text:span text:style-name="T26">. In the absence of access to an online search, a small sample was read.</text:span></text:p></text:note-body></text:note> <text:span text:style-name="T246">but do not discuss the use of chemicals, inherently precluded by the presence of ready manual labour to tend compost, weed and eliminate pests</text:span>. </text:p>
      <text:p text:style-name="P38"/>
      <text:p text:style-name="P193"><text:span text:style-name="T247">Some twenty years after Constantine's lament, the social history of domestic gardening had not matured, being described as "in its infancy" by Mark Bhatti and Andrew Church.</text:span><text:span text:style-name="T247"><text:note text:id="ftn33" text:note-class="footnote"><text:note-citation>35</text:note-citation><text:note-body><text:p text:style-name="P161"><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7"> Jane Brown made a valiant attempt to get to the bottom of chemical use in popular gardening, essentially confirming that there is very little material available on the development and use of domestic garden pesticides.</text:span><text:span text:style-name="T247"><text:note text:id="ftn34" text:note-class="footnote"><text:note-citation>36</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7"> </text:span></text:p>
      <text:p text:style-name="P193"/>
      <text:p text:style-name="P193"><text:span text:style-name="T247">The use of chemicals in the specialised and therefore niche gardening pursuit of plant breeding </text:span><text:soft-page-break/><text:span text:style-name="T247">received greater attention when Helen Anne Curry examined the use of radiation and colchicine in America by amateurs to cause mutations in plants, specifically polyploidy (the duplication of whole sets of chromosomes) which was associated with increased size of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untrained,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without apparent heed or question about what 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7"><text:note text:id="ftn0" text:note-class="footnote"><text:note-citation>37</text:note-citation><text:note-body><text:p text:style-name="P118"><text:span text:style-name="T76">Curry, Helen Anne. "From Garden Biotech to Garage Biotech: Amateur Experimental Biology in Historical Perspective." </text:span><text:span text:style-name="T115">The British Journal for the History of Science </text:span><text:span text:style-name="T99">47, no. 147 Pt3 (2014): 539-66.</text:span></text:p></text:note-body></text:note></text:span><text:span text:style-name="T247"> </text:span></text:p>
      <text:p text:style-name="P194"/>
      <text:p text:style-name="P195">Curry did not refer to Paige Johnson's work on atomic gardening in Britain in the 1950s and 60s, possibly due to the article's geographic and chronological constraints or perhaps simply because of the <text:span text:style-name="T304">timeline </text:span>processes of producing work for journals. <text:span text:style-name="T301">Johnson profiled Muriel Howarth, a self styled science communicator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performance and yields, as well as showed specimens at specially organised shows of atomic gardening.</text:span><text:span text:style-name="T301"><text:note text:id="ftn118" text:note-class="footnote"><text:note-citation>38</text:note-citation><text:note-body><text:p text:style-name="P118"><text:span text:style-name="T76">Johnson, Paige. "Safeguarding the Atom: The Nuclear Enthusiasm of Muriel Howorth." </text:span><text:span text:style-name="T115">The British Journal for the History of Science </text:span><text:span text:style-name="T99">45 (2012): 551-71.</text:span></text:p></text:note-body></text:note></text:span><text:span text:style-name="T301"> B</text:span>oth Curry and Johnson's papers with respect to radioactivity and plant breeding <text:span text:style-name="T303">detail amateur gardeners participation in w</text:span>hat is now called citizen science, where laypeople record and report back their observations <text:span text:style-name="T303">to an academic team </text:span>in order to <text:soft-page-break/>increase the geographic reach and sample size that <text:span text:style-name="T303">the scientists</text:span> could handle themselves. Neither paper <text:span text:style-name="T302">linked these dedicated, yet somewhat distanced efforts to apply radiation to living plants, to amateur gardening products associated with the fad for radioactive household products at the beginning of the 20</text:span><text:span text:style-name="T222">th</text:span><text:span text:style-name="T301"> century and therefore did not enhance the study or understanding of chemicals in the home. The existence of products such as Radiolise showed that domestic gardeners could dose their plants at home, right into the 1930s, rather than only relying on trained radiographers at scientific facilities to do it on their behalf.</text:span></text:p>
      <text:p text:style-name="P31"/>
      <text:p text:style-name="P40"><text:span text:style-name="T246">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46"><text:note text:id="ftn35" text:note-class="footnote"><text:note-citation>39</text:note-citation><text:note-body><text:p text:style-name="P164"><text:span text:style-name="T76">Buchan, Ursula. </text:span><text:span text:style-name="T115">A Green and Pleasant Land: How England's Gardeners Fought the Second World War</text:span><text:span text:style-name="T99">. <text:s/>London: Hutchinson, 2013</text:span></text:p></text:note-body></text:note></text:span><text:span text:style-name="T246">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6"><text:note text:id="ftn36" text:note-class="footnote"><text:note-citation>40</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46"> We know that chemicals were available, because adverts appeared in garden magazines read by middle and upper class gardeners.</text:span><text:span text:style-name="T246"><text:note text:id="ftn37" text:note-class="footnote"><text:note-citation>41</text:note-citation><text:note-body><text:p text:style-name="P167">Preston (1999), p185</text:p></text:note-body></text:note></text:span><text:span text:style-name="T246"> Without acknowledging that chemical aids were on offer at all, it is unclear from Wile's book how garden chemicals were viewed by her working class gardeners. </text:span>Hoyles reports <text:span text:style-name="T194">a 1956 study</text:span> on the high efficiency of food production in small gardens of working class houses compared to dedicated farmland, <text:span text:style-name="T194">but does not include comment on the use of chemical aids</text:span>.<text:note text:id="ftn38" text:note-class="footnote"><text:note-citation>42</text:note-citation><text:note-body><text:p text:style-name="P138">Hoyles, M. (1992). <text:span text:style-name="T15">The Story of Gardening</text:span> (p. <text:span text:style-name="T194">283</text:span>). Pluto Press.</text:p></text:note-body></text:note> <text:span text:style-name="T246">Illuminating some of the class aspects behind the use or rejection of garden chemicals is part of what this thesis intends to achieve. </text:span></text:p>
      <text:p text:style-name="P39"/>
      <text:p text:style-name="P39"><text:span text:style-name="T251">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text:span><text:soft-page-break/><text:span text:style-name="T251">symbol of prosperity for the rich.</text:span><text:span text:style-name="T251"><text:note text:id="ftn39" text:note-class="footnote"><text:note-citation>43</text:note-citation><text:note-body><text:p text:style-name="P174"><text:span text:style-name="T76">Quest-Ritson, Charles. </text:span><text:span text:style-name="T115">The English Garden: A Social History</text:span><text:span text:style-name="T99">. <text:s/>London: Penguin, 2001 </text:span><text:span text:style-name="T112">cover page</text:span></text:p></text:note-body></text:note></text:span><text:span text:style-name="T251"> </text:span>Hoyles gather<text:span text:style-name="T73">ed</text:span> data on the importance placed on space for householders to garden, <text:span text:style-name="T278">using the recommendations of the 1917 Tudor Walters Report and the 1949 Ministry of Health housing manual which both included gardens in their plans for post-war housing needs</text:span>.<text:note text:id="ftn40" text:note-class="footnote"><text:note-citation>44</text:note-citation><text:note-body><text:p text:style-name="Footnote">Hoyles, M. (1992). <text:span text:style-name="T15">The Story of Gardening</text:span> (p. 313). Pluto Press.</text:p></text:note-body></text:note> <text:span text:style-name="T190">Brown pointed out that although a post war Mass Observation report indicated that 80% wanted a garden, when it came down to gardening, this desire was better interpreted as space to do as one wished.</text:span><text:span text:style-name="T190"><text:note text:id="ftn41" text:note-class="footnote"><text:note-citation>45</text:note-citation><text:note-body><text:p text:style-name="P165"><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90"> Council house gardens are singled out by Jane Fearnley-Whittingstall for their level of neglect or alternative uses such as pram parks and car repair due to the tennents' lack of long-term tenure.</text:span><text:span text:style-name="T190"><text:note text:id="ftn42" text:note-class="footnote"><text:note-citation>46</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39"/>
      <text:p text:style-name="P42"><text:span text:style-name="T192">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food (as growing food without using fossil fuels).</text:span><text:span text:style-name="T192"><text:note text:id="ftn43" text:note-class="footnote"><text:note-citation>47</text:note-citation><text:note-body><text:p text:style-name="Footnote"><text:span text:style-name="T76">McKay, George. </text:span><text:span text:style-name="T115">Radical Gardening: Politics, Idealism &amp; Rebellion in the Garden</text:span><text:span text:style-name="T99">. <text:s/>London: Frances Lincoln Limited, 2011. </text:span><text:span text:style-name="T104">p162</text:span></text:p></text:note-body></text:note></text:span><text:span text:style-name="T192"> Although growing produce on allotments can be viewed as a creative, caring, or even dutiful act of self-sufficiency, it can also be seen as 'a badge of poverty',</text:span><text:span text:style-name="T192"><text:note text:id="ftn44" text:note-class="footnote"><text:note-citation>48</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92"> an indicator of necessity rather than choice.</text:span></text:p>
      <text:p text:style-name="P32"/>
      <text:p text:style-name="P33"><text:span text:style-name="T192">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92"><text:note text:id="ftn45" text:note-class="footnote"><text:note-citation>49</text:note-citation><text:note-body><text:p text:style-name="P140">Adverts for donations in Allotment and Leisure Gardener journal <text:span text:style-name="T196">date</text:span></text:p></text:note-body></text:note></text:span><text:span text:style-name="T192"> This type of provision can be looked at as one that precludes women as allotment holders, as they were generally not the job </text:span><text:soft-page-break/><text:span text:style-name="T192">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92"><text:note text:id="ftn46" text:note-class="footnote"><text:note-citation>50</text:note-citation><text:note-body><text:p text:style-name="P119"><text:span text:style-name="T76">Buckingham, Susan. "Women (Re)Construct the Plot: The Regen(D)</text:span><text:span text:style-name="T121">e</text:span><text:span text:style-name="T76">ration of Urban Food Growing." </text:span><text:span text:style-name="T115">Area </text:span><text:span text:style-name="T99">37, no. 2 (2005): 171-79 </text:span><text:span text:style-name="T100">(173)</text:span></text:p></text:note-body></text:note></text:span><text:span text:style-name="T192"> </text:span></text:p>
      <text:p text:style-name="P33"/>
      <text:p text:style-name="P43"><text:span text:style-name="T195">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95"><text:note text:id="ftn47" text:note-class="footnote"><text:note-citation>51</text:note-citation><text:note-body><text:p text:style-name="P118"><text:span text:style-name="T76">Buckingham, Susan. "Women (Re)Construct the Plot: The Regen(D)</text:span><text:span text:style-name="T121">e</text:span><text:span text:style-name="T76">ration of Urban Food Growing." </text:span><text:span text:style-name="T115">Area </text:span><text:span text:style-name="T99">37, no. 2 (2005): 171-79.</text:span></text:p></text:note-body></text:note></text:span><text:span text:style-name="T195"> Although Buckingham did not research the 1980s, which would have been more relevant to this thesis, it relates to a theme of lower chemical use on allotments worked by women which Buchan identified in the 1940s,</text:span><text:span text:style-name="T195"><text:note text:id="ftn48" text:note-class="footnote"><text:note-citation>52</text:note-citation><text:note-body><text:p text:style-name="Footnote"><text:span text:style-name="T76">Buchan, Ursula. </text:span><text:span text:style-name="T115">A Green and Pleasant Land: How England's Gardeners Fought the Second World War</text:span><text:span text:style-name="T99">. <text:s/>London: Hutchinson, 2013.</text:span></text:p></text:note-body></text:note></text:span><text:span text:style-name="T195"> <text:s/>suggesting that what Buckingham noted was not unique to her time period 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3"/>
      <text:p text:style-name="P33"><text:span text:style-name="T195">Another contributing reason for unequal gender representation on allotments could be the lack of toilet facilities which puts off women, an idea which Buckingham draws from the Thorpe report into the declining use of allotments in the 1960s.</text:span><text:span text:style-name="T195"><text:note text:id="ftn49" text:note-class="footnote"><text:note-citation>53</text:note-citation><text:note-body><text:p text:style-name="P136">Ibid p175</text:p></text:note-body></text:note></text:span><text:span text:style-name="T195"> A 1984 comic poem to the Allotment and Leisure Gardener's journal detailed how the absence of toilets was more of an inconvenience for women </text:span><text:soft-page-break/><text:span text:style-name="T195">than men.</text:span><text:span text:style-name="T195"><text:note text:id="ftn50" text:note-class="footnote"><text:note-citation>54</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95">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4"/>
      <text:p text:style-name="P41"><text:span text:style-name="T73">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9">'Growmore' </text:span>leaflet<text:span text:style-name="T249">s</text:span>.<text:note text:id="ftn51" text:note-class="footnote"><text:note-citation>55</text:note-citation><text:note-body><text:p text:style-name="P163">Growmore leaflet – give Ginn ref?</text:p></text:note-body></text:note> <text:span text:style-name="T252">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52"><text:note text:id="ftn52" text:note-class="footnote"><text:note-citation>56</text:note-citation><text:note-body><text:p text:style-name="P166">Ginn, p298</text:p></text:note-body></text:note></text:span> <text:span text:style-name="T252">Users and the acceptance or disregard for instructions given to them by experts is a topic that will be revisited repeatedly during this thesis.</text:span></text:p>
      <text:p text:style-name="P41"/>
      <text:p text:style-name="P41"><text:span text:style-name="T283">Quest-Ritson locates the portrayal of gardening as a struggle against pests to the 1920s, following the first world war, its loss of manpower and a desire to control the environment where it could be done.</text:span><text:span text:style-name="T283"><text:note text:id="ftn53" text:note-class="footnote"><text:note-citation>57</text:note-citation><text:note-body><text:p text:style-name="Footnote"><text:span text:style-name="T76">Quest-Ritson, Charles. </text:span><text:span text:style-name="T115">The English Garden: A Social History</text:span><text:span text:style-name="T99">. <text:s/>London: Penguin, 2001 </text:span><text:span text:style-name="T111">(p251-252)</text:span></text:p></text:note-body></text:note></text:span><text:span text:style-name="T283"> This industrialisation of domestic food production was accompanied by support for the use of fertilisers and pesticides;</text:span> <text:span text:style-name="T193">small scale gardeners were expected to make full use of the range of chemicals available to maximise productivity, just as agriculturists were.</text:span> <text:span text:style-name="T191">Weeds and insect pests were likened to foreign enemies, they could damage domestic crops just as severely as food ships could be sunk, and were depicted in posters and exhibitions with Nazi imagery.</text:span><text:span text:style-name="T191"><text:note text:id="ftn54" text:note-class="footnote"><text:note-citation>58</text:note-citation><text:note-body><text:p text:style-name="P166">Buchan </text:p></text:note-body></text:note></text:span><text:span text:style-name="T191"> Buchan outlined the development and popularisation of ready made compound fertilisers during the Second World War as a more dependable solution for novice gardeners than making up one's own fertilisers from simple chemicals.</text:span><text:span text:style-name="T191"><text:note text:id="ftn55" text:note-class="footnote"><text:note-citation>59</text:note-citation><text:note-body><text:p text:style-name="P141"><text:span text:style-name="T76">Buchan, Ursula. </text:span><text:span text:style-name="T115">A Green and Pleasant Land: How England's Gardeners Fought the Second World War</text:span><text:span text:style-name="T99">. <text:s/>London: Hutchinson, 2013.</text:span></text:p></text:note-body></text:note></text:span><text:span text:style-name="T191"> From Buchan's work it is hard to get an idea of how the users in her stories made decisions about and interacted with the different forms of chemical available to make their </text:span><text:soft-page-break/><text:span text:style-name="T191">food production more bounteous, or to make the processes less tedious or more reliable, so I want to engage with this topic.</text:span></text:p>
      <text:p text:style-name="P88"/>
      <text:h text:style-name="Heading_20_3" text:outline-level="3">Lawns</text:h>
      <text:p text:style-name="P45"><text:span text:style-name="T279">In a garden, as well as food production, another role that chemicals could be used for, is lawn treatment. Writing about the contemporary American lawn, Paul Robbins emphasises the role of lawn care in</text:span> participation in neighbourhood <text:span text:style-name="T197">conformity</text:span>. <text:span text:style-name="T197">He also describes the emergence of domestic lawn care as a profession in the </text:span><text:span text:style-name="T274">late 1980s</text:span><text:span text:style-name="T197">,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9">seen in the 1970s</text:span> is estimated to have been exceeded by the increased amount that is used domestically to perform this act of care, <text:span text:style-name="T280">conformity to local social norms</text:span> and <text:span text:style-name="T280">therefore neighbourhood </text:span>belonging.<text:note text:id="ftn56" text:note-class="footnote"><text:note-citation>60</text:note-citation><text:note-body><text:p text:style-name="Footnote">Robbins, P., &amp; Sharp, J. T. (2003). Producing and Consuming Chemicals : The Moral Economy of the American Lawn. <text:span text:style-name="T15">Economic Geography</text:span>, 79(4), 425–451 <text:span text:style-name="T279">(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7">Although lawns feature in British gardens, street design has not resulted in the same type of manicured front lawn mentality</text:span>. <text:span text:style-name="T284">By contrast to the approach taken by Robbins to the American lawn, Tom Fort concentrates on the lawn mower as central to lawn care, with only the briefest, passing mentions of chemicals in his reflections on the British experience.</text:span><text:span text:style-name="T284"><text:note text:id="ftn57" text:note-class="footnote"><text:note-citation>61</text:note-citation><text:note-body><text:p text:style-name="P118"><text:span text:style-name="T76">Fort, Tom. </text:span><text:span text:style-name="T115">The Grass Is Greener</text:span><text:span text:style-name="T99">. <text:s/>Great Britain: HarperCollins, 2000.</text:span></text:p></text:note-body></text:note></text:span><text:span text:style-name="T284"> The predominance of the mower should not be unexpected, as it is the chief means of keeping weeds in check for the average contemporary gardener who is not concerned with creating a pristine sward.</text:span></text:p>
      <text:p text:style-name="P34"/>
      <text:p text:style-name="P35">Gardening as leisure<text:note text:id="ftn58" text:note-class="footnote"><text:note-citation>62</text:note-citation><text:note-body><text:p text:style-name="P116">Bhatti, M<text:span text:style-name="T241">ark</text:span>, &amp; Church, A<text:span text:style-name="T241">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50">Brown declares that by the 1950s 'work was out of fashion', at least when it came to gardening, citing the architect Brenda Colvin when saying that the ideal solution for gardeners was to have as little essential work as possible when designing houses and their </text:span><text:soft-page-break/><text:span text:style-name="T250">gardens.</text:span><text:span text:style-name="T250"><text:note text:id="ftn59" text:note-class="footnote"><text:note-citation>63</text:note-citation><text:note-body><text:p text:style-name="P163">Brown (1999), p267-268</text:p></text:note-body></text:note></text:span><text:span text:style-name="T250">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50"><text:note text:id="ftn60" text:note-class="footnote"><text:note-citation>64</text:note-citation><text:note-body><text:p text:style-name="P156"><text:span text:style-name="T53">Bhatti, Mark, &amp; Church, A. (2000) “I never promised you a rose garden”: gender, leisure and home-making’. </text:span><text:span text:style-name="T55">Leisure Studies</text:span><text:span text:style-name="T53">, 19(3), 183–197</text:span></text:p></text:note-body></text:note></text:span><text:span text:style-name="T250"> Women strongly related gardening to unpaid, indoor housework where there is always something to be done, but unlike housework it can be creative, has beautiful outputs they could leisurely enjoy and is not confining.</text:span><text:span text:style-name="T250"><text:note text:id="ftn61" text:note-class="footnote"><text:note-citation>65</text:note-citation><text:note-body><text:p text:style-name="P157">Bhatti and Church (2000) p193</text:p></text:note-body></text:note></text:span><text:span text:style-name="T250"> The use of chemicals in the garden is not mentioned by Bhatti and Church but could be further explored through the idea of how, and who, control over the garden might be sought using chemicals.</text:span> </text:p>
      <text:p text:style-name="P35"/>
      <text:p text:style-name="P35"><text:span text:style-name="T179">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9"><text:note text:id="ftn62" text:note-class="footnote"><text:note-citation>66</text:note-citation><text:note-body><text:p text:style-name="Footnote"><text:span text:style-name="T76">Mohun, Arwen. </text:span><text:span text:style-name="T115">Risk: Negotiating Safety in American Society</text:span><text:span text:style-name="T99">. <text:s/>Baltimore: Johns Hopkins University Press, 2013.</text:span></text:p></text:note-body></text:note></text:span><text:span text:style-name="T179"> This type of network analysis provides a comparison to the risks presented by chemicals used in the domestic environment. </text:span></text:p>
      <text:p text:style-name="P36"/>
      <text:h text:style-name="Heading_20_3" text:outline-level="3">Chemicals in the garden (and on the allotment)</text:h>
      <text:p text:style-name="P23">Researching <text:span text:style-name="T281">the historiography on</text:span> chemical use in the garden demands a roundabout route through looking at the use of chemical pesticides in agriculture. <text:span text:style-name="T177">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77"><text:note text:id="ftn63" text:note-class="footnote"><text:note-citation>67</text:note-citation><text:note-body><text:p text:style-name="P118"><text:span text:style-name="T76">Smith, Allan E., and D. M. Secoy. "Early Chemical Control of Weeds in Europe." </text:span><text:span text:style-name="T115">Weed Science Society of America </text:span><text:span text:style-name="T99">24, no. 6 (2012): 594-97.</text:span></text:p></text:note-body></text:note></text:span><text:span text:style-name="T177"> </text:span>Scientists and <text:soft-page-break/>historians have written about the development of hormone weed killing and rooting methods, which have <text:span text:style-name="T175">later been presented </text:span>for domestic <text:span text:style-name="T175">use</text:span>. However, <text:span text:style-name="T187">while </text:span>th<text:span text:style-name="T187">e</text:span> <text:span text:style-name="T185">transition from laboratory curiosity to agricultural application has been studied, the shift from agricultural use to </text:span>domestic <text:span text:style-name="T217">applications</text:span> has <text:span text:style-name="T185">tended to escape</text:span> the focus of scholars. </text:p>
      <text:p text:style-name="P23"/>
      <text:p text:style-name="P24">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64" text:note-class="footnote"><text:note-citation>68</text:note-citation><text:note-body><text:p text:style-name="P134"><text:span text:style-name="T76">Gear, Alan, and Jackie Gear. </text:span><text:span text:style-name="T115">Organic Gardening: The Whole Story</text:span><text:span text:style-name="T99">. <text:s/>London: Watkins, 2009., p20</text:span></text:p></text:note-body></text:note> which are left unexamined and we learn nothing more about the users, what they knew or why or how they chose to use chemicals in their home gardens. <text:span text:style-name="T198">Increasing m</text:span>embership of organisations such as the Henry Doubleday Foundation or the Soil Association indicates <text:span text:style-name="T282">rising</text:span> interest in organic methods, but only really show up the most concerned joiners rather than those who may not use chemical methods but are not sufficiently motivated to become part of organisations like these. <text:span text:style-name="T179">The act of gardening can be one closely linked to conservation and ecology, described by Frefogle as 'To tend a garden well, fostering its beauty is to enact on a small scale what humanity needs to do on the earth generally.'</text:span><text:span text:style-name="T179"><text:note text:id="ftn65" text:note-class="footnote"><text:note-citation>69</text:note-citation><text:note-body><text:p text:style-name="P158">Frefogle p996</text:p></text:note-body></text:note></text:span></text:p>
      <text:p text:style-name="P36"/>
      <text:p text:style-name="P44"><text:span text:style-name="T178">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people were trapped in escalating consumption of manufactured products.</text:span><text:span text:style-name="T178"><text:note text:id="ftn66" text:note-class="footnote"><text:note-citation>70</text:note-citation><text:note-body><text:p text:style-name="Footnote"><text:span text:style-name="T76">van den Bosch, Robert. </text:span><text:span text:style-name="T115">The Pesticide Conspiracy</text:span><text:span text:style-name="T99">. <text:s/>Dorchester: Prism Press, 1980.</text:span></text:p></text:note-body></text:note></text:span><text:span text:style-name="T178">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78"><text:note text:id="ftn67" text:note-class="footnote"><text:note-citation>71</text:note-citation><text:note-body><text:p text:style-name="P168">Briggs, Margaret. <text:span text:style-name="T15">Bicarbonate of soda: A very versatile natural substance</text:span><text:span text:style-name="T26">. Edinburgh: Black &amp; White, 2007.</text:span></text:p></text:note-body></text:note></text:span><text:span text:style-name="T178">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text:span><text:soft-page-break/><text:span text:style-name="T178">is one that can change over time as the needs of the garden and the gardener shift. <text:s/></text:span></text:p>
      <text:p text:style-name="P46"/>
      <text:h text:style-name="Heading_20_3" text:outline-level="3">Insecticides</text:h>
      <text:p text:style-name="P48"><text:span text:style-name="T253">T</text:span>he development and use of domestic pesticides <text:span text:style-name="T253">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53"><text:note text:id="ftn68" text:note-class="footnote"><text:note-citation>72</text:note-citation><text:note-body><text:p text:style-name="P174"><text:span text:style-name="T76">Quest-Ritson, Charles. </text:span><text:span text:style-name="T115">The English Garden: A Social History</text:span><text:span text:style-name="T99">. <text:s/>London: Penguin, 2001 </text:span><text:span text:style-name="T111">(p251)</text:span></text:p></text:note-body></text:note></text:span><text:span text:style-name="T253">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53"><text:note text:id="ftn69" text:note-class="footnote"><text:note-citation>73</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53"> </text:span><text:span text:style-name="T253"><text:note text:id="ftn70" text:note-class="footnote"><text:note-citation>74</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53"> rather than long-view, historical development, or in-depth user research. In addition, these reviews are carried out by researchers in the USA, looking at American homes.</text:span> <text:span text:style-name="T167">Although some of the same products are available in the UK, this country has been subject to different regulations as well as different populations and prevalences of pests which affect the regularity of domestic pesticide use. </text:span></text:p>
      <text:p text:style-name="P47"/>
      <text:p text:style-name="P47">DDT has attracted most attention for its widespread use on farms as well as in homes, and <text:span text:style-name="T141">its </text:span>position in the ecosystem as a persistent, bioaccumulating chemical. <text:span text:style-name="T128">Rachel Carson's</text:span> book <text:span text:style-name="T15">Silent Spring</text:span> is hailed as calling attention to the consequences of using indiscriminate chemical control, although as <text:span text:style-name="T128">Gunter and Harris</text:span> point out, concerns about the use of DDT on wildlife <text:span text:style-name="T131">in the USA </text:span>as well as resistance to the chemical had been <text:span text:style-name="T128">publicly</text:span> raised long before Carson championed it.<text:note text:id="ftn71" text:note-class="footnote"><text:note-citation>75</text:note-citation><text:note-body><text:p text:style-name="Footnote"><text:span text:style-name="T76">Gunter, Valeri</text:span><text:span text:style-name="T120">e and </text:span><text:span text:style-name="T76">Harris, Craig. "Noisy Winter: The </text:span><text:span text:style-name="T117">DDT</text:span><text:span text:style-name="T76"> Controvery in the Years before </text:span><text:span text:style-name="T115">Silent Spring</text:span><text:span text:style-name="T99">." </text:span><text:span text:style-name="T115">Rural Sociology </text:span><text:span text:style-name="T99">63, no. 2 (1998): 179-98.</text:span></text:p></text:note-body></text:note> <text:span text:style-name="T253">Mark Wilson also showed that the question of unwanted effects of agricultural pesticides on British wildlife was in the press and discussed in parliament before Silent Spring brought the issue to even wider consciousness.</text:span><text:span text:style-name="T253"><text:note text:id="ftn72" text:note-class="footnote"><text:note-citation>76</text:note-citation><text:note-body><text:p text:style-name="Footnote"><text:span text:style-name="T76">Wilson, Mark. "'To What Extent Was the British Reaction to </text:span><text:span text:style-name="T116">Silent Spring</text:span><text:span text:style-name="T76"> Indicative of a Tradition of Top-Down Environmentalism?'." </text:span><text:span text:style-name="T118">MSc thesis, </text:span><text:span text:style-name="T76">2010.</text:span></text:p></text:note-body></text:note></text:span></text:p>
      <text:p text:style-name="P109"/>
      <text:p text:style-name="P111">Even so, the incorporat<text:span text:style-name="T253">ion of DDT</text:span> into everyday household chemical products, as opposed <text:span text:style-name="T129">to </text:span><text:soft-page-break/><text:span text:style-name="T129">applied specifically </text:span>for malaria control, has, <text:span text:style-name="T253">surprisingly, </text:span>not been well examined. <text:span text:style-name="T176">Where DDT is reflected upon, it is from the superficial position of horror that it was allowed, or resignation that at the time the consequences of persistence were unknown. </text:span><text:s/><text:span text:style-name="T253">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10"/>
      <text:p text:style-name="P110"><text:span text:style-name="T267">What has instead appealed to writers is unwitting or no-choice exposure to the pesticides in the form of residues on produce, or from drift,</text:span><text:span text:style-name="T275"> so this is the principal way that these agric</text:span><text:span text:style-name="T267">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7"><text:note text:id="ftn73" text:note-class="footnote"><text:note-citation>77</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7">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6"/>
      <text:p text:style-name="P89">Summary</text:p>
      <text:p text:style-name="P89"><text:span text:style-name="T143">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44">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89"/>
      <text:h text:style-name="P189" text:outline-level="2"><text:soft-page-break/><text:span text:style-name="T144">P</text:span><text:span text:style-name="T143">hotographic Chemicals</text:span></text:h>
      <text:p text:style-name="P180"><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74" text:note-class="footnote"><text:note-citation>78</text:note-citation><text:note-body><text:p text:style-name="P118"><text:span text:style-name="T76">Edgerton, D. "Industrial Research in the British Photographic Industry 1879 - 1939." In </text:span><text:span text:style-name="T115">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80"/>
      <text:h text:style-name="P185" text:outline-level="1">Product development</text:h>
      <text:p text:style-name="P181"><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75" text:note-class="footnote"><text:note-citation>79</text:note-citation><text:note-body><text:p text:style-name="P176">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76" text:note-class="footnote"><text:note-citation>80</text:note-citation><text:note-body><text:p text:style-name="P118"><text:span text:style-name="T76">Church, Roy, and Christine Clark. "Purposive Strategy or Serendipity? Development and Diversification in Three Consumer Product Companies, 1918 - 1939: J &amp; J Colman, Reckitt &amp; Sons and Lever Bros./Unilever." Chap. 3 In </text:span><text:span text:style-name="T115">The Emergence of Modern Marketing</text:span><text:span text:style-name="T99">, edited by Roy Church and Andrew Godley. London: Frank Cass and Company Ltd, 2003.</text:span></text:p></text:note-body></text:note></text:span><text:span text:style-name="T44"> </text:span><text:span text:style-name="T291">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77"><text:span text:style-name="T292">Church and Clark's</text:span> research <text:span text:style-name="T290">on </text:span>Reckitt's showed th<text:span text:style-name="T288">ere was specific instruction from the Board of Directors to find new uses for existing products, which could then be repackaged. This was not a fruitful strategy for Reckitt's. Church and Clark made an example of Windolene, which was found 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78"><text:span text:style-name="T293">Whereas Edgerton's study did not indicate whether or how Ilford considered the potential users of their products, Church and Clark revealed that </text:span>Reckitt's <text:span text:style-name="T293">certainly </text:span>were concerned with consumer<text:span text:style-name="T294">s</text:span> <text:span text:style-name="T293">in relation to new products</text:span>. <text:span text:style-name="T293">Reckitt's</text:span> observ<text:span text:style-name="T294">ed</text:span> shopper behaviour and preferences in stores, <text:span text:style-name="T294">but they also gathered information on their likely users by </text:span>asking retail staff, <text:span text:style-name="T287">rather than consumers,</text:span> for their opinion on whether a proposed product would <text:span text:style-name="T287">appeal</text:span>. <text:span text:style-name="T294">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86">identified a gap in the market for a disinfectant that could be sold in grocers shops, who were already distributing Reckitt's products, </text:span><text:soft-page-break/><text:span text:style-name="T286">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78"><text:span text:style-name="T286">The decision to go down this product route was bolstered by Dr Reynolds transferring his expertise with bactericides to the company. They</text:span> turned to the London Press Exchange, which <text:span text:style-name="T286">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183"><text:span text:style-name="T295">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95">reacted</text:span> to consumers' changing tastes for kitchen appliances made using materials that did not require their black lead polishes, <text:span text:style-name="T295">and</text:span> diversified into polishes that could be used on other household surfaces. <text:span text:style-name="T296">In the 1920s Reckitt's enhanced sales for metal polish through promotions that saw consumers buy brass trinkets and generally fostering the fashion for ornamental brassware that required their metal polish.</text:span><text:span text:style-name="T296"><text:note text:id="ftn77" text:note-class="footnote"><text:note-citation>81</text:note-citation><text:note-body><text:p text:style-name="Footnote"><text:span text:style-name="T76">Reckitt, Basil N. </text:span><text:span text:style-name="T115">The History of Reckitt and Sons Limited</text:span><text:span text:style-name="T99">. <text:s/>London and Hull: A Brown and Sons Limited, 1951.</text:span></text:p></text:note-body></text:note></text:span><text:span text:style-name="T296"> </text:span></text:p>
      <text:p text:style-name="P184">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user was so small, that for even lawn coverage a liquid formulation was considered the only sensible option, as the gardener would be more familiar with evenly watering on a diluted solution, <text:span text:style-name="T297">than sprinkling on a dust</text:span>.<text:note text:id="ftn78" text:note-class="footnote"><text:note-citation>82</text:note-citation><text:note-body><text:p text:style-name="Footnote"><text:span text:style-name="T76">Kirby, Celia. </text:span><text:span text:style-name="T115">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8">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79">Reckitt's had done small scale, in-house consumer testing but this was <text:span text:style-name="T289">replaced</text:span> in 1938 in favour of a Housewives' Jury, which would have been more impartial than employees from the company.<office:annotation><dc:creator>Unknown Author</dc:creator><dc:date>2014-08-19T17:11:57</dc:date><text:p><text:span text:style-name="T305">How were they recruited?</text:span></text:p></office:annotation> <text:span text:style-name="T288">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6">An underlying desire to please might not necessarily have meant an overemphasis of benefits, it could have resulted in employees delivering a stricter evaluation with the aim of getting a product to be truly proud of. </text:span><text:soft-page-break/><text:span text:style-name="T296">However, the absence of reflection on the process from the perspective on employees who tested these products out at home, makes this practice hard to comment on. </text:span></text:p>
      <text:p text:style-name="P182">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44">C</text:span><text:span text:style-name="T143">onsent to exposure</text:span></text:h>
      <text:p text:style-name="P29"><text:span text:style-name="T188">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8"><text:note text:id="ftn79" text:note-class="footnote"><text:note-citation>83</text:note-citation><text:note-body><text:p text:style-name="P118"><text:span text:style-name="T76">Troesken, Werner. </text:span><text:span text:style-name="T115">The Great Lead Water Pipe Disaster</text:span><text:span text:style-name="T99">. MIT Press, 2006. </text:span><text:span text:style-name="T105">p63</text:span></text:p></text:note-body></text:note></text:span><text:span text:style-name="T188"> Awareness of lead is shown in Mrs Beeton's Book of Household Management (1861) through the statement that "A newly-painted house, too, often affects those living in it."</text:span></text:p>
      <text:p text:style-name="P29"/>
      <text:p text:style-name="P29"><text:span text:style-name="T188">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0" text:note-class="footnote"><text:note-citation>84</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32">echnology and Culture</text:span></text:span><text:span text:style-name="T133">, Vol. 52, No. 2 (April 2011), pp. 260-286</text:span></text:p></text:note-body></text:note><text:span text:style-name="T189"> 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1" text:note-class="footnote"><text:note-citation>85</text:note-citation><text:note-body><text:p text:style-name="P118"><text:span text:style-name="T76">Murphy, Michelle. "Chemical Regimes of Living." </text:span><text:span text:style-name="T115">Environmental History </text:span><text:span text:style-name="T99">13, no. 4 (2008): 695-703.</text:span></text:p></text:note-body></text:note> </text:p>
      <text:p text:style-name="P25"/>
      <text:p text:style-name="P57">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text:soft-page-break/>chemicals studied in this thesis were chosen specifically rather than as an uninvited accompaniment to the primary object of desire, but the similarity is in the expectation that the chemicals had been proven to be safe. </text:p>
      <text:p text:style-name="P26"/>
      <text:p text:style-name="P28"><text:span text:style-name="T189">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82" text:note-class="footnote"><text:note-citation>86</text:note-citation><text:note-body><text:p text:style-name="Footnote"><text:span text:style-name="T76">Sellers, Christopher. "The Artific</text:span><text:span text:style-name="T119">i</text:span><text:span text:style-name="T76">al Nature of Fluoridated Water: Between Nations, Knowledge and Material Flows." </text:span><text:span text:style-name="T115">Osiris, 2nd Series </text:span><text:span text:style-name="T99">19 (2004): 182-200.</text:span></text:p></text:note-body></text:note><text:span text:style-name="T189"> Suspicions of those who feared it were ridiculed in the 1964 film Dr Strangelove, though the character Jack D. Ripper who believed that the Russians' strength was due to their lack of fluoride, the purity of their water (and vodka).</text:span><text:span text:style-name="T189"><text:note text:id="ftn83" text:note-class="footnote"><text:note-citation>87</text:note-citation><text:note-body><text:p text:style-name="P139">Kubrick, Stanley. "Dr Strangelove Or: How I Learned to Stop Worrying and Love the Bomb." 1964.</text:p></text:note-body></text:note></text:span><text:span text:style-name="T189"> </text:span></text:p>
      <text:p text:style-name="P28"/>
      <text:p text:style-name="P55"><text:span text:style-name="T259">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remover (acetone), methanol <text:span text:style-name="T260">or </text:span>isopropanol. The quantities used may be <text:span text:style-name="T260">nearing </text:span>industrial, but these <text:span text:style-name="T260">additives </text:span>remain household chemicals. Not only are there revenue losses from unpaid duty, but there are serious health consequences associated with drinking substances known to be unfit for human consumption.<text:span text:style-name="T267"> </text:span></text:p>
      <text:p text:style-name="P55"/>
      <text:p text:style-name="P112"><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7"/>
      <text:p text:style-name="P73"/>
      <text:p text:style-name="P34"/>
      <text:p text:style-name="P69"/>
      <text:h text:style-name="Heading_20_1" text:outline-level="1"><text:soft-page-break/>Science in culture</text:h>
      <text:p text:style-name="P74">Science in culture studies <text:span text:style-name="T173">the place of science and scientists in everyday, popular culture, such as general appearance of science stories, or scientific industry coverage in newspapers or radio, science fiction films. It </text:span>differ<text:span text:style-name="T173">s</text:span> from <text:span text:style-name="T173">investigations </text:span>of public understanding of science, which are concerned with <text:span text:style-name="T173">the</text:span> popularisation of institutionalised scientific research in order to gain support for continued public funding. </text:p>
      <text:p text:style-name="P74"/>
      <text:p text:style-name="P75"><text:span text:style-name="T242">William </text:span>Reader describes that <text:span text:style-name="T130">entering</text:span> the chemical industry was considered a poor alternative to the professions and detailed the attempts made by ICI to raise the profile of working in industry through approaching public schools directly.<text:note text:id="ftn84" text:note-class="footnote"><text:note-citation>88</text:note-citation><text:note-body><text:p text:style-name="P124">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30">This focus on acceptability of the industry, along with the useful, beneficial products it generated, possibly also shines light on the need to rehabilitate chemists and chemistry following the use of poison gases in the Great War. </text:span></text:p>
      <text:p text:style-name="P90"/>
      <text:p text:style-name="P84">Mark Griep and Marjorie Mikasen make the case that chemicals make good subjects for film makers, because of the power that they, and the chemists in charge of them, can hold to either be destructive, or protective. <text:span text:style-name="T265">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85" text:note-class="footnote"><text:note-citation>89</text:note-citation><text:note-body><text:p text:style-name="P118"><text:span text:style-name="T76">Griep, Mark, and Marjorie Mikasen. </text:span><text:span text:style-name="T115">Reaction!</text:span><text:span text:style-name="T99"> <text:s/>New York: Oxford University Press, 2009.</text:span></text:p></text:note-body></text:note><text:span text:style-name="T265"> This shows that no matter what genre film is preferred, it is possible that chemicals and chemists can feature in them, meaning that people are likely to have seen a film portrayal of chemicals. As movies</text:span> can have great impacts on their audiences, <text:span text:style-name="T265">they </text:span>should be considered in this thesis <text:span text:style-name="T265">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oft-page-break/><text:span text:style-name="T266">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90"/>
      <text:h text:style-name="Heading_20_3" text:outline-level="3"><text:span text:style-name="T130">C</text:span>hemophobia</text:h>
      <text:p text:style-name="P66"><text:span text:style-name="T130">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30"><text:note text:id="ftn86" text:note-class="footnote"><text:note-citation>90</text:note-citation><text:note-body><text:p text:style-name="P118"><text:span text:style-name="T76">Ware, George Whitaker. </text:span><text:span text:style-name="T115">Reviews of Environmental Contamination and Toxicology. Vol. 190</text:span><text:span text:style-name="T99">. <text:s/>New York: Springer, 2007. </text:span><text:span text:style-name="T106">p.vii</text:span></text:p></text:note-body></text:note></text:span><text:span text:style-name="T130"> as chemophobia was already considered a problem in 1964 when the term was used by Edson, director of the chemical firm Fisons, in the Horizon television programme Pesticides or Posterity.</text:span><text:span text:style-name="T130"><text:note text:id="ftn87" text:note-class="footnote"><text:note-citation>91</text:note-citation><text:note-body><text:p text:style-name="P126">BBC Horizon, 1964, Pesticides and Posterity</text:p></text:note-body></text:note></text:span><text:span text:style-name="T130">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30"><text:note text:id="ftn88" text:note-class="footnote"><text:note-citation>92</text:note-citation><text:note-body><text:p text:style-name="P159">Gear and Gear, 2009, <text:span text:style-name="T15">Organic Gardening: The Whole Story, </text:span><text:span text:style-name="T19">p13</text:span></text:p></text:note-body></text:note></text:span></text:p>
      <text:p text:style-name="P65"/>
      <text:p text:style-name="P70">The attitude of chemists toward non-chemists who they deem to <text:span text:style-name="T134">be afflicted with</text:span> this phobia is unfortunate, impatient, arrogant and that it can be fixed through education. Many phobias can be treated through education, but the material produced by chemists for this end tend to be condescending and irritating. <text:span text:style-name="T134">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34"><text:note text:id="ftn89" text:note-class="footnote"><text:note-citation>93</text:note-citation><text:note-body><text:p text:style-name="Footnote"><text:span text:style-name="T76">Crone, Hugh. </text:span><text:span text:style-name="T115">Chemicals &amp; Society a Guide to the New Chemical Age</text:span><text:span text:style-name="T99">. <text:s/>Cambridge: Cambridge University Press, 1986.</text:span></text:p></text:note-body></text:note></text:span><text:span text:style-name="T134"> John Timbrell, likewise a chemist seeking to tackle chemophobic non-chemists, misspelt and confused professional and amateur paraquat products in </text:span><text:soft-page-break/><text:span text:style-name="T134">his book on poisons, and muddied the waters for any readers trying to understand the situation.</text:span><text:span text:style-name="T134"><text:note text:id="ftn90" text:note-class="footnote"><text:note-citation>94</text:note-citation><text:note-body><text:p text:style-name="P160">Timbrell, John <text:span text:style-name="T15">The Poison Paradox</text:span></text:p></text:note-body></text:note></text:span><text:span text:style-name="T134"> </text:span></text:p>
      <text:p text:style-name="P71"/>
      <text:p text:style-name="P70"><text:span text:style-name="T134">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34"><text:note text:id="ftn91" text:note-class="footnote"><text:note-citation>95</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34"> and 'often a behaviour is more dangerous than the chemical'.</text:span><text:span text:style-name="T134"><text:note text:id="ftn92" text:note-class="footnote"><text:note-citation>96</text:note-citation><text:note-body><text:p text:style-name="P131"><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34">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70"/>
      <text:p text:style-name="P70"><text:span text:style-name="T243">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43"><text:note text:id="ftn93" text:note-class="footnote"><text:note-citation>97</text:note-citation><text:note-body><text:p text:style-name="P132">Reviews for Crone's book appeared in Kovac J. <text:s/>1991 "A Capstone experience in Chemistry" <text:span text:style-name="T15">J. Chem. Educ</text:span>. 68 (11), p 907 and New Scientist carried reviews of Crone and Emsley's books. </text:p></text:note-body></text:note></text:span><text:span text:style-name="T243">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70"/>
      <text:p text:style-name="P72">What <text:span text:style-name="T256">chemist-authors like these</text:span> do not address, <text:span text:style-name="T254">are the perspectives of the users. They appear to have forgotten what it is like to not know the intricacies of chemistry, and do a disservice to the ability of people to tone down the hyperbole of mass media news. These authors do not consider</text:span> the <text:span text:style-name="T255">human and environmental variables</text:span>. Chemicals <text:span text:style-name="T134">contained </text:span>in glassware <text:span text:style-name="T199">are</text:span> one thing, <text:span text:style-name="T255">but </text:span>the effect of chemicals <text:span text:style-name="T134">out in the rest of the world, </text:span>on living systems is another. People complicate chemistry by <text:span text:style-name="T255">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text:soft-page-break/>pesticides when he lamented that <text:s/><text:span text:style-name="T134">'</text:span>chemophobia leads everyone to suspect that the sprayers and the chemists who devise or use thes<text:span text:style-name="T134">e</text:span> chemicals are careless, uneducated, negligent or even wilful poisoners...It is difficult to persuade people that the people who make or use these chemicals <text:span text:style-name="T135">aren’t</text:span> wilful poisoners, <text:span text:style-name="T135">they’re</text:span> clever, conscientious, selective poisoners in the service of mankind.' He lamented that 'Nobody loves a poisoner, no matter how you redefine the term.'<text:note text:id="ftn94" text:note-class="footnote"><text:note-citation>98</text:note-citation><text:note-body><text:p text:style-name="P125">BBC Horizon, 1964, Pesticides and Posterity</text:p></text:note-body></text:note> <text:span text:style-name="T135">The issue of poisoning is one that shall be returned to throughout this project. </text:span></text:p>
      <text:p text:style-name="P72"/>
      <text:p text:style-name="P81">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95" text:note-class="footnote"><text:note-citation>99</text:note-citation><text:note-body><text:p text:style-name="P135">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85">en they describe</text:span> <text:span text:style-name="T244">how the public have </text:span>learned fear and distrust from past experiences <text:span text:style-name="T185">in which</text:span> chemists <text:span text:style-name="T186">projected </text:span>a<text:span text:style-name="T244">n</text:span> image that they were in total control of the situation <text:span text:style-name="T186">when they really</text:span> appeared to have remained ignorant of the wider consequences of <text:span text:style-name="T186">manufacturing and </text:span>using a product.<text:note text:id="ftn96" text:note-class="footnote"><text:note-citation>100</text:note-citation><text:note-body><text:p text:style-name="P135">P 16-20</text:p></text:note-body></text:note></text:p>
      <text:p text:style-name="P82"/>
      <text:p text:style-name="P82">By researching the use of household chemicals, a <text:span text:style-name="T264">better</text:span> understanding of how the public engage with chemistry will be reached. A vocal minority may stand out as deeply concerned about <text:span text:style-name="T258">the ubiquity of </text:span>synthetic chemicals, <text:span text:style-name="T258">but revealing what the willing users of chemicals did in their homes, will flesh out the one dimensional story presented by the fact that products were purchased.</text:span></text:p>
      <text:p text:style-name="P65"/>
      <text:h text:style-name="P186" text:outline-level="1">Methodology</text:h>
      <text:h text:style-name="Heading_20_3" text:outline-level="3"><text:span text:style-name="T262">Sources: </text:span>Chemistry exhibitions</text:h>
      <text:p text:style-name="P83"><text:span text:style-name="T261">As a student doing a Collaborative Doctoral Award in conjunction with the Science Museum, museum collections and exhibitions are a key component of my research. </text:span>One of the places to project an image of chemistry is <text:span text:style-name="T261">at an exhibition, either </text:span>in a museum <text:span text:style-name="T261">or a public celebration of technological developments such as the Festival of Britain, or a single themed event. </text:span></text:p>
      <text:p text:style-name="P76"><text:soft-page-break/></text:p>
      <text:p text:style-name="P76">Introduce with more general science exhibitions/museums – mission statements etc, popularisation, then go into chemistry. <text:span text:style-name="T171">Can distinguish from nuclear education missions (eg Atoms for Peace train) and penicillin (ask Viviane). Will be something included in oral history. </text:span></text:p>
      <text:p text:style-name="P67"/>
      <text:p text:style-name="P67">Fairs like “Chemistry at Your Service” and the Festival of Britain were high profile events <text:span text:style-name="T75">which celebrated pure and applied</text:span> science. However, little comment has been made on Chemistry at Your Service, <text:span text:style-name="T72">while</text:span> the assessments <text:span text:style-name="T72">and reminiscences </text:span>of the Festival of Britain, <text:span text:style-name="T72">including the</text:span> Kensington and South Bank Discovery Dome displays, tend to focus on <text:span text:style-name="T170">the practicalities and personalities involved in putting the festival together and the lasting impression on visitors of</text:span> <text:span text:style-name="T72">architecture,</text:span> design <text:span text:style-name="T72">and planning</text:span>, leaving the <text:span text:style-name="T140">impact</text:span> of the science content under-evaluated.<text:note text:id="ftn97" text:note-class="footnote"><text:note-citation>101</text:note-citation><text:note-body><text:p text:style-name="P117"><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67"/>
      <text:p text:style-name="P68"><text:span text:style-name="T169">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9"><text:note text:id="ftn98" text:note-class="footnote"><text:note-citation>102</text:note-citation><text:note-body><text:p text:style-name="P133">Morris, Peter </text:p></text:note-body></text:note></text:span><text:span text:style-name="T169">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object being preferentially collected, when compared to the throwaway packaging of everyday consumables. </text:span></text:p>
      <text:p text:style-name="P68"/>
      <text:p text:style-name="P77">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text:soft-page-break/>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79"/>
      <text:p text:style-name="P78">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24">non-</text:span>expert would <text:span text:style-name="T224">not </text:span>be comfortable in handling. Most museums now collect packaging and dispose of contents, or even avoid collecting <text:span text:style-name="T225">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80"><text:s/></text:p>
      <text:h text:style-name="Heading_20_3" text:outline-level="3">Source<text:span text:style-name="T263">s</text:span>: household manuals</text:h>
      <text:p text:style-name="P96"><text:span text:style-name="T229">Other than Dena Attar's bibliography of household manuals, which takes the outbreak of the First World War and the influence of the suffrage movement as the delimiting point,</text:span><text:span text:style-name="T229"><text:note text:id="ftn99" text:note-class="footnote"><text:note-citation>103</text:note-citation><text:note-body><text:p text:style-name="Footnote"/></text:note-body></text:note></text:span><text:span text:style-name="T229">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ext:span><text:soft-page-break/><text:span text:style-name="T229">them.</text:span><text:span text:style-name="T229"><text:note text:id="ftn100" text:note-class="footnote"><text:note-citation>104</text:note-citation><text:note-body><text:p text:style-name="P122"><text:span text:style-name="T76">Attar, Dena. </text:span><text:span text:style-name="T115">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96"/>
      <text:p text:style-name="P97">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94"/>
      <text:p text:style-name="P95"><text:span text:style-name="T168">The stains and textiles listed in the manuals provides windows to the era that the book was written in, showing changes in activities, foods and drinks that might be eaten, as well as t</text:span>he <text:span text:style-name="T168">changing </text:span>variety of stain removing chemicals. <text:span text:style-name="T168">This</text:span> mak<text:span text:style-name="T172">es</text:span> the subject ripe for study in the sense of making use of chemicals for spot cleaning and stain removal. The case study of carbon tetrachloride is an opportunity to look at the issues of users and chemical safety, branding and packagin<text:span text:style-name="T228">g.</text:span></text:p>
      <text:p text:style-name="P49"/>
      <text:p text:style-name="P52"/>
      <text:p text:style-name="P91"/>
      <text:h text:style-name="Heading_20_3" text:outline-level="3"><text:span text:style-name="T261">Sources</text:span>: newspapers</text:h>
      <text:p text:style-name="P50">Newspapers <text:span text:style-name="T135">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35"><text:note text:id="ftn101" text:note-class="footnote"><text:note-citation>105</text:note-citation><text:note-body><text:p text:style-name="P143">Bingham, Adrian (2012) "Ignoring the first draft of history?" <text:span text:style-name="T15">Media History</text:span><text:span text:style-name="T26">, 18, 3-4, p311-326</text:span></text:p></text:note-body></text:note></text:span><text:span text:style-name="T135">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35"><text:note text:id="ftn102" text:note-class="footnote"><text:note-citation>106</text:note-citation><text:note-body><text:p text:style-name="P144">Tunstall, <text:span text:style-name="T18">Newspaper Power: The National Press in Britain </text:span>p157</text:p></text:note-body></text:note></text:span><text:span text:style-name="T135"> Note that Tunstall does not include chemical companies or </text:span><text:soft-page-break/><text:span text:style-name="T135">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3"/>
      <text:p text:style-name="P53">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1"/>
      <text:p text:style-name="P54">Product and company advertisements placed in <text:span text:style-name="T137">periodicals</text:span> forms a large part of the material for this thesis, so awareness of the role of advertising revenue and the power relationships between the advertiser and the <text:span text:style-name="T137">publication</text:span> is <text:span text:style-name="T136">necessary</text:span>. <text:span text:style-name="T139">During the period under study, paper rationing during and following the second world war meant that the space available for placing adverts, not to mention news stories, was curtailed.</text:span><text:span text:style-name="T139"><text:note text:id="ftn103" text:note-class="footnote"><text:note-citation>107</text:note-citation><text:note-body><text:p text:style-name="P128">Bingham, Adrian (2009) <text:span text:style-name="T15">Family Newspapers? <text:s/>Sex, Private Life and the British Popular Press 1918-78 </text:span><text:span text:style-name="T35">p24</text:span></text:p></text:note-body></text:note></text:span><text:span text:style-name="T139"> </text:span></text:p>
      <text:p text:style-name="P54"/>
      <text:p text:style-name="P54"><text:span text:style-name="T139">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9"><text:note text:id="ftn104" text:note-class="footnote"><text:note-citation>108</text:note-citation><text:note-body><text:p text:style-name="P130">Tunstall, p11-12</text:p></text:note-body></text:note></text:span><text:span text:style-name="T139"> Bingham says that adverts in papers inhibited the investigation of products, although he </text:span><text:soft-page-break/><text:span text:style-name="T139">does not say which products, for what or how they might be investigated.</text:span><text:span text:style-name="T139"><text:note text:id="ftn105" text:note-class="footnote"><text:note-citation>109</text:note-citation><text:note-body><text:p text:style-name="P127">Bingham, Adrian (2009) <text:span text:style-name="T15">Family Newspapers? <text:s/>Sex, Private Life and the British Popular Press 1918-78 </text:span><text:span text:style-name="T26">p 23</text:span></text:p></text:note-body></text:note></text:span><text:span text:style-name="T139"> In contrast, Martens and Scott found that Good Housekeeping Magazine did express concerns about the safety of Vapona flykiller strips while continuing to advertise them.</text:span><text:span text:style-name="T139"><text:note text:id="ftn106" text:note-class="footnote"><text:note-citation>110</text:note-citation><text:note-body><text:p text:style-name="P129">Martens and Scott, <text:span text:style-name="T138">(2005)</text:span> p394</text:p></text:note-body></text:note></text:span><text:span text:style-name="T139"> Perhaps this was one of the 'prominent issues' that Bingham described as advertising expenditure being unable to suppress.</text:span><text:span text:style-name="T139"><text:note text:id="ftn107" text:note-class="footnote"><text:note-citation>111</text:note-citation><text:note-body><text:p text:style-name="P127">Bingham, Adrian (2009) <text:span text:style-name="T15">Family Newspapers? <text:s/>Sex, Private Life and the British Popular Press 1918-78 </text:span><text:span text:style-name="T26">p 24</text:span></text:p></text:note-body></text:note></text:span><text:span text:style-name="T139"> </text:span></text:p>
      <text:p text:style-name="P54"/>
      <text:h text:style-name="Heading_20_3" text:outline-level="3"><text:span text:style-name="T261">Sources</text:span>: advertisements</text:h>
      <text:p text:style-name="P114"><text:span text:style-name="T263">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08" text:note-class="footnote"><text:note-citation>112</text:note-citation><text:note-body><text:p text:style-name="P147">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13"/>
      <text:p text:style-name="P113"><text:span text:style-name="T263">A study that used material relevant to this thesis is </text:span>Marten and Scott's survey of advertisement<text:span text:style-name="T180">s</text:span> f<text:span text:style-name="T180">or</text:span> cleaning products <text:span text:style-name="T182">placed in </text:span>Good Housekeeping magazine. <text:span text:style-name="T182">They found a</text:span> decline in the <text:span text:style-name="T180">number and frequency of cleaning product adverts</text:span>, <text:span text:style-name="T182">which they</text:span> <text:span text:style-name="T180">associated with women's growing independence, 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09" text:note-class="footnote"><text:note-citation>113</text:note-citation><text:note-body><text:p text:style-name="Footnote"><text:span text:style-name="T76">Martens, Lydia, and S. U. E. Scott. "Under the Kitchen Surface: Domestic Products and Conflicting Constructions of Home." </text:span><text:span text:style-name="T115">Home Cultures </text:span><text:span text:style-name="T99">3, no. 1 (2006): 39-62.</text:span></text:p></text:note-body></text:note> In the sample of <text:span text:style-name="T182">Good Housekeeping magazine</text:span> examined for this <text:span text:style-name="T182">thesis</text:span>, that same decline was observed, but <text:span text:style-name="T142">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text:soft-page-break/>silver polish advert explicitly stated "You must have better things to do than polish silver"<office:annotation-end office:name="__Fieldmark__7646_1316777071"/>.<text:note text:id="ftn110" text:note-class="footnote"><text:note-citation>114</text:note-citation><text:note-body><text:p text:style-name="P169">Goddard's Long Term, Good Housekeeping, February 1970, p105</text:p></text:note-body></text:note> Goddard's had focused on the use of time in previous adverts, as did most of the other chemical aids. </text:p>
      <text:p text:style-name="P113"/>
      <text:p text:style-name="P103">Martens and Scott also point out <text:span text:style-name="T1">that from the 1950s in editorial for Good Housekeeping, there was a</text:span> move away from <text:span text:style-name="T181">germs as the target of cleaning products</text:span>, to that of olfactory and visual appearances: smelling fresh, looking bright, with these qualities becoming the end themselves.<text:note text:id="ftn111" text:note-class="footnote"><text:note-citation>115</text:note-citation><text:note-body><text:p text:style-name="P170">Martens and Scott (2006), </text:p></text:note-body></text:note> They state that the threat from germs became a distant memory, and despite an interest in germs did not find the explicit references to food hygiene <text:span text:style-name="T181">in the editorials and articles </text:span>that they were expecting in greater frequency.<text:note text:id="ftn112" text:note-class="footnote"><text:note-citation>116</text:note-citation><text:note-body><text:p text:style-name="P170">Martens and Scott (2006), p<text:span text:style-name="T245">393</text:span></text:p></text:note-body></text:note> <office:annotation><dc:creator>Unknown Author</dc:creator><dc:date>2014-04-07T17:36:09</dc:date><text:list text:continue-numbering="true" text:style-name=""><text:list-item><text:p text:style-name="P196"><text:span text:style-name="T306">Were they talking about advert frequency, or editorials?" The manufacturers and advertisers were the ones who kept germs in sight, by mentioning them in adverts."</text:span></text:p></text:list-item></text:list></office:annotation><text:span text:style-name="T181">However, food poisoning outbreaks such as Salmonella were rising in the 1950s,</text:span><text:span text:style-name="T181"><text:note text:id="ftn113" text:note-class="footnote"><text:note-citation>117</text:note-citation><text:note-body><text:p text:style-name="P171">Kirchelle, 2014, ch 3, p52 <text:span text:style-name="T2">(</text:span><text:span text:style-name="T3">bit about phage typing, rising outbreaks) DO NOT QUOTE WO </text:span><text:span text:style-name="T4">PERMISSION</text:span></text:p></text:note-body></text:note></text:span><text:span text:style-name="T181">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14" text:note-class="footnote"><text:note-citation>118</text:note-citation><text:note-body><text:p text:style-name="P172"><text:s/>Zal Disinfectant, Good <text:span text:style-name="T1">H</text:span>ousekeeping,<text:span text:style-name="T1"> </text:span>June 1975, p8.</text:p></text:note-body></text:note> <text:span text:style-name="T181">Food hygiene however, is specifically located in the kitchen, although the relationship to bathroom cleanliness is strong thanks to the spread of germs through the faecal-oral route. </text:span></text:p>
      <text:p text:style-name="P103"/>
      <text:p text:style-name="P115">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115" text:note-class="footnote"><text:note-citation>119</text:note-citation><text:note-body><text:p text:style-name="P175">Interview with Mark Abrams (1984) </text:p></text:note-body></text:note> <text:span text:style-name="T285">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03"/>
      <text:p text:style-name="P56">This thesis will investigate the concept of germs as a motivator for using chemical cleaning products, by speaking to the users as well as looking at the messages about germs and the <text:soft-page-break/>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4"/>
      <text:h text:style-name="Heading_20_3" text:outline-level="3">Sources: government publications</text:h>
      <text:p text:style-name="P37"><text:span text:style-name="T233">Post-war g</text:span>overnment publications such as <text:span text:style-name="T15">Chemicals for the Gardener</text:span><text:span text:style-name="T26">,</text:span><text:span text:style-name="T15"><text:note text:id="ftn116" text:note-class="footnote"><text:note-citation>120</text:note-citation><text:note-body><text:p text:style-name="Footnote"><text:span text:style-name="T76">Ministry of Agriculture, Fisheries, and Food. </text:span><text:span text:style-name="T115">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94">were written s</text:span>pecifically <text:span text:style-name="T194">for</text:span> <text:span text:style-name="T72">amateur</text:span> gardeners <text:span text:style-name="T233">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85">have so far not been analysed by historians in an attempt to understand how domestic users interacted with the range of chemicals and their rapidly changing availability</text:span>. <text:span text:style-name="T233">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37</text:page-number> </text:p>
      </style:header>
      <style:footer>
        <text:p text:style-name="MP2"><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4-09-18T22:47:11.381802000</dc:date>
    <meta:editing-duration>P31DT5H38M30S</meta:editing-duration>
    <meta:editing-cycles>189</meta:editing-cycles>
    <meta:generator>LibreOffice/4.2.4.2$MacOSX_x86 LibreOffice_project/63150712c6d317d27ce2db16eb94c2f3d7b699f8</meta:generator>
    <meta:document-statistic meta:table-count="0" meta:image-count="0" meta:object-count="0" meta:page-count="37" meta:paragraph-count="240" meta:word-count="15709" meta:character-count="100613" meta:non-whitespace-character-count="85010"/>
  </office:meta>
</office:document-meta>
</file>